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4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<text:s/>simulation without DCM With Message Forwarding Freq= 300ms , Payload = 140, 800 bytes, UE= 1, 3, 5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2">
          <table:table-cell table:style-name="ce2" office:value-type="string" calcext:value-type="string">
            <text:p>1 UE Scénarios</text:p>
          </table:table-cell>
          <table:table-cell table:number-columns-repeated="2"/>
          <table:table-cell table:style-name="ce5" office:value-type="string" calcext:value-type="string">
            <text:p>1 UE Scénarios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3 Ues Scénarios</text:p>
          </table:table-cell>
          <table:table-cell/>
          <table:table-cell table:style-name="Default"/>
          <table:table-cell table:style-name="ce5"/>
          <table:table-cell table:number-columns-repeated="2"/>
          <table:table-cell table:style-name="ce5" office:value-type="string" calcext:value-type="string">
            <text:p>3 Ues Scénarios</text:p>
          </table:table-cell>
          <table:table-cell table:number-columns-repeated="2"/>
          <table:table-cell table:style-name="ce5"/>
          <table:table-cell table:number-columns-repeated="3"/>
          <table:table-cell table:style-name="ce5" office:value-type="string" calcext:value-type="string">
            <text:p>5 <text:s/>Ues Scénarios</text:p>
          </table:table-cell>
          <table:table-cell table:number-columns-repeated="7"/>
          <table:table-cell table:style-name="ce5" office:value-type="string" calcext:value-type="string">
            <text:p>5 <text:s/>Ues Scénarios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140 bytes </text:p>
          </table:table-cell>
          <table:table-cell table:number-columns-repeated="2"/>
          <table:table-cell office:value-type="string" calcext:value-type="string">
            <text:p>800 bytes </text:p>
          </table:table-cell>
          <table:table-cell table:style-name="Default"/>
          <table:table-cell table:number-columns-repeated="2"/>
          <table:table-cell office:value-type="string" calcext:value-type="string">
            <text:p>140 bytes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800 bytes </text:p>
          </table:table-cell>
          <table:table-cell table:number-columns-repeated="6"/>
          <table:table-cell office:value-type="string" calcext:value-type="string">
            <text:p>140 bytes </text:p>
          </table:table-cell>
          <table:table-cell table:number-columns-repeated="7"/>
          <table:table-cell table:style-name="Default" office:value-type="string" calcext:value-type="string">
            <text:p>800 bytes </text:p>
          </table:table-cell>
          <table:table-cell/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Simul Time 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Simul Time </text:p>
          </table:table-cell>
          <table:table-cell table:style-name="Default" office:value-type="string" calcext:value-type="string">
            <text:p>Throughput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office:value-type="string" calcext:value-type="string">
            <text:p>Simul Time 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ul Time 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ul Time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table:style-name="Default"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ul Time</text:p>
          </table:table-cell>
          <table:table-cell office:value-type="string" calcext:value-type="string">
            <text:p>Average</text:p>
          </table:table-cell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4" calcext:value-type="float">
            <text:p>7.4</text:p>
          </table:table-cell>
          <table:table-cell table:style-name="ce4" office:value-type="float" office:value="7.9" calcext:value-type="float">
            <text:p>7.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AVERAGE([.H5:.J5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AVERAGE([.N5:.P5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AVERAGE([.U5:.Y5])" office:value-type="float" office:value="6.46" calcext:value-type="float">
            <text:p>6.46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 AVERAGE([.AC5:.AG5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.8" calcext:value-type="float">
            <text:p>8.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AVERAGE([.H6:.J6])" office:value-type="float" office:value="8.13333333333333" calcext:value-type="float">
            <text:p>8.1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AVERAGE([.N6:.P6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AVERAGE([.U6:.Y6])" office:value-type="float" office:value="6.62" calcext:value-type="float">
            <text:p>6.62</text:p>
          </table:table-cell>
          <table:table-cell table:style-name="ce3"/>
          <table:table-cell table:number-columns-repeated="2"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AVERAGE([.AC6:.AG6])" office:value-type="float" office:value="6.14" calcext:value-type="float">
            <text:p>6.1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AVERAGE([.H7:.J7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AVERAGE([.N7:.P7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3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AVERAGE([.U7:.Y7])" office:value-type="float" office:value="6.66" calcext:value-type="float">
            <text:p>6.66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AVERAGE([.AC7:.AG7])" office:value-type="float" office:value="6.24" calcext:value-type="float">
            <text:p>6.2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.1" calcext:value-type="float">
            <text:p>8.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AVERAGE([.H8:.J8])" office:value-type="float" office:value="7.73333333333333" calcext:value-type="float">
            <text:p>7.7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AVERAGE([.N8:.P8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AVERAGE([.U8:.Y8])" office:value-type="float" office:value="6.5" calcext:value-type="float">
            <text:p>6.5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AVERAGE([.AC8:.AG8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AVERAGE([.H9:.J9])" office:value-type="float" office:value="7.96666666666667" calcext:value-type="float">
            <text:p>7.96666666666667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AVERAGE([.N9:.P9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AVERAGE([.U9:.Y9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 AVERAGE([.AC9:.AG9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 AVERAGE([.H10:.J10])" office:value-type="float" office:value="8" calcext:value-type="float">
            <text:p>8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 AVERAGE([.N10:.P10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4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 AVERAGE([.U10:.Y10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 AVERAGE([.AC10:.AG10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7.5" calcext:value-type="float">
            <text:p>7.5</text:p>
          </table:table-cell>
          <table:table-cell table:style-name="ce4" office:value-type="float" office:value="8.6" calcext:value-type="float">
            <text:p>8.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 AVERAGE([.H11:.J11])" office:value-type="float" office:value="7.86666666666667" calcext:value-type="float">
            <text:p>7.86666666666667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 AVERAGE([.N11:.P11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 AVERAGE([.U11:.Y11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 AVERAGE([.AC11:.AG11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8.1" calcext:value-type="float">
            <text:p>8.1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 AVERAGE([.H12:.J12])" office:value-type="float" office:value="7.93333333333333" calcext:value-type="float">
            <text:p>7.93333333333333</text:p>
          </table:table-cell>
          <table:table-cell table:style-name="ce3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 AVERAGE([.N12:.P12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 AVERAGE([.U12:.Y12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6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 AVERAGE([.AC12:.AG12])" office:value-type="float" office:value="6.16" calcext:value-type="float">
            <text:p>6.1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 AVERAGE([.H13:.J13])" office:value-type="float" office:value="8.03333333333333" calcext:value-type="float">
            <text:p>8.0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 AVERAGE([.N13:.P13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 AVERAGE([.U13:.Y13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 AVERAGE([.AC13:.AG13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7" calcext:value-type="float">
            <text:p>8.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 AVERAGE([.H14:.J14])" office:value-type="float" office:value="8.2" calcext:value-type="float">
            <text:p>8.2</text:p>
          </table:table-cell>
          <table:table-cell table:style-name="ce3"/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 AVERAGE([.N14:.P14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 AVERAGE([.U14:.Y14])" office:value-type="float" office:value="6.48" calcext:value-type="float">
            <text:p>6.4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 AVERAGE([.AC14:.AG14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5" calcext:value-type="float">
            <text:p>7.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 AVERAGE([.H15:.J15])" office:value-type="float" office:value="7.66666666666667" calcext:value-type="float">
            <text:p>7.6666666666666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 AVERAGE([.N15:.P15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 AVERAGE([.U15:.Y15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 AVERAGE([.AC15:.AG15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 AVERAGE([.H16:.J16])" office:value-type="float" office:value="8" calcext:value-type="float">
            <text:p>8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 AVERAGE([.N16:.P16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 AVERAGE([.U16:.Y16])" office:value-type="float" office:value="6.46" calcext:value-type="float">
            <text:p>6.4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 AVERAGE([.AC16:.AG16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 AVERAGE([.H17:.J17])" office:value-type="float" office:value="8.1" calcext:value-type="float">
            <text:p>8.1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 AVERAGE([.N17:.P17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 AVERAGE([.U17:.Y17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 AVERAGE([.AC17:.AG17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 AVERAGE([.H18:.J18])" office:value-type="float" office:value="8.06666666666667" calcext:value-type="float">
            <text:p>8.0666666666666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number-columns-repeated="2" table:style-name="ce4" office:value-type="float" office:value="6.1" calcext:value-type="float">
            <text:p>6.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 AVERAGE([.N18:.P18])" office:value-type="float" office:value="6.13333333333333" calcext:value-type="float">
            <text:p>6.1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 AVERAGE([.U18:.Y18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 AVERAGE([.AC18:.AG18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4" office:value-type="float" office:value="6.8" calcext:value-type="float">
            <text:p>6.8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 AVERAGE([.H19:.J19])" office:value-type="float" office:value="7.8" calcext:value-type="float">
            <text:p>7.8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 AVERAGE([.N19:.P19])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 AVERAGE([.U19:.Y19])" office:value-type="float" office:value="6.58" calcext:value-type="float">
            <text:p>6.58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 AVERAGE([.AC19:.AG19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.8" calcext:value-type="float">
            <text:p>8.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 AVERAGE([.H20:.J20])" office:value-type="float" office:value="8.56666666666667" calcext:value-type="float">
            <text:p>8.56666666666667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 AVERAGE([.N20:.P20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 AVERAGE([.U20:.Y20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 AVERAGE([.AC20:.AG20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2" calcext:value-type="float">
            <text:p>8.2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 AVERAGE([.H21:.J21])" office:value-type="float" office:value="7.93333333333333" calcext:value-type="float">
            <text:p>7.93333333333333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 AVERAGE([.N21:.P21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 AVERAGE([.U21:.Y21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 AVERAGE([.AC21:.AG21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4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9" calcext:value-type="float">
            <text:p>7.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 AVERAGE([.H22:.J22])" office:value-type="float" office:value="7.83333333333333" calcext:value-type="float">
            <text:p>7.8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 AVERAGE([.N22:.P22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 AVERAGE([.U22:.Y22])" office:value-type="float" office:value="6.6" calcext:value-type="float">
            <text:p>6.6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 AVERAGE([.AC22:.AG22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8.2" calcext:value-type="float">
            <text:p>8.2</text:p>
          </table:table-cell>
          <table:table-cell table:number-columns-repeated="2" table:style-name="ce4" office:value-type="float" office:value="7.7" calcext:value-type="float">
            <text:p>7.7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 AVERAGE([.H23:.J23])" office:value-type="float" office:value="7.86666666666667" calcext:value-type="float">
            <text:p>7.8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 AVERAGE([.N23:.P23])" office:value-type="float" office:value="6.23333333333333" calcext:value-type="float">
            <text:p>6.2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 AVERAGE([.U23:.Y23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 AVERAGE([.AC23:.AG23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 AVERAGE([.H24:.J24])" office:value-type="float" office:value="7.73333333333333" calcext:value-type="float">
            <text:p>7.73333333333333</text:p>
          </table:table-cell>
          <table:table-cell table:style-name="ce3"/>
          <table:table-cell table:number-columns-repeated="3" table:style-name="ce4" office:value-type="float" office:value="6.5" calcext:value-type="float">
            <text:p>6.5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 AVERAGE([.N24:.P24])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 AVERAGE([.U24:.Y24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 AVERAGE([.AC24:.AG24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 AVERAGE([.H25:.J25])" office:value-type="float" office:value="7.63333333333333" calcext:value-type="float">
            <text:p>7.6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 AVERAGE([.N25:.P25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 AVERAGE([.U25:.Y25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 AVERAGE([.AC25:.AG25])" office:value-type="float" office:value="6.2" calcext:value-type="float">
            <text:p>6.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 AVERAGE([.H26:.J26])" office:value-type="float" office:value="8.1" calcext:value-type="float">
            <text:p>8.1</text:p>
          </table:table-cell>
          <table:table-cell table:style-name="ce3"/>
          <table:table-cell table:number-columns-repeated="3" table:style-name="ce4" office:value-type="float" office:value="6.3" calcext:value-type="float">
            <text:p>6.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 AVERAGE([.N26:.P26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 AVERAGE([.U26:.Y26])" office:value-type="float" office:value="6.6" calcext:value-type="float">
            <text:p>6.6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 AVERAGE([.AC26:.AG26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.3" calcext:value-type="float">
            <text:p>8.3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 AVERAGE([.H27:.J27])" office:value-type="float" office:value="7.83333333333333" calcext:value-type="float">
            <text:p>7.83333333333333</text:p>
          </table:table-cell>
          <table:table-cell table:style-name="ce3"/>
          <table:table-cell table:number-columns-repeated="3" table:style-name="ce4" office:value-type="float" office:value="6.2" calcext:value-type="float">
            <text:p>6.2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 AVERAGE([.N27:.P27])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 AVERAGE([.U27:.Y27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 AVERAGE([.AC27:.AG27])" office:value-type="float" office:value="6.28" calcext:value-type="float">
            <text:p>6.2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4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 AVERAGE([.H28:.J28])" office:value-type="float" office:value="7.8" calcext:value-type="float">
            <text:p>7.8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 AVERAGE([.N28:.P28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 AVERAGE([.U28:.Y28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 AVERAGE([.AC28:.AG28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 AVERAGE([.H29:.J29])" office:value-type="float" office:value="7.73333333333333" calcext:value-type="float">
            <text:p>7.7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 AVERAGE([.N29:.P29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5" table:style-name="ce4" office:value-type="float" office:value="6.6" calcext:value-type="float">
            <text:p>6.6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 AVERAGE([.U29:.Y29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 AVERAGE([.AC29:.AG29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 AVERAGE([.H30:.J30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 AVERAGE([.N30:.P30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 AVERAGE([.U30:.Y30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 AVERAGE([.AC30:.AG30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4" office:value-type="float" office:value="7.7" calcext:value-type="float">
            <text:p>7.7</text:p>
          </table:table-cell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 AVERAGE([.H31:.J31])" office:value-type="float" office:value="7.66666666666667" calcext:value-type="float">
            <text:p>7.6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 AVERAGE([.N31:.P31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 AVERAGE([.U31:.Y31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 AVERAGE([.AC31:.AG31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 AVERAGE([.H32:.J32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 AVERAGE([.N32:.P32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 AVERAGE([.U32:.Y32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 AVERAGE([.AC32:.AG32])" office:value-type="float" office:value="6.24" calcext:value-type="float">
            <text:p>6.2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 AVERAGE([.H33:.J33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 AVERAGE([.N33:.P33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 AVERAGE([.U33:.Y33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 AVERAGE([.AC33:.AG33])" office:value-type="float" office:value="6.24" calcext:value-type="float">
            <text:p>6.2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 AVERAGE([.H34:.J34])" office:value-type="float" office:value="7.4" calcext:value-type="float">
            <text:p>7.4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 AVERAGE([.N34:.P34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 AVERAGE([.U34:.Y34])" office:value-type="float" office:value="6.62" calcext:value-type="float">
            <text:p>6.62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2" calcext:value-type="float">
            <text:p>6.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 AVERAGE([.AC34:.AG34])" office:value-type="float" office:value="6.18" calcext:value-type="float">
            <text:p>6.1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7.6" calcext:value-type="float">
            <text:p>7.6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 AVERAGE([.H35:.J35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 AVERAGE([.N35:.P35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 AVERAGE([.U35:.Y35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 AVERAGE([.AC35:.AG35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number-columns-repeated="2" table:style-name="ce4" office:value-type="float" office:value="7.3" calcext:value-type="float">
            <text:p>7.3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 AVERAGE([.H36:.J36])" office:value-type="float" office:value="7.26666666666667" calcext:value-type="float">
            <text:p>7.26666666666667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8" calcext:value-type="float">
            <text:p>6.8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 AVERAGE([.N36:.P36])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 AVERAGE([.U36:.Y36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 AVERAGE([.AC36:.AG36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33" calcext:value-type="float">
            <text:p>33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 AVERAGE([.H37:.J37])" office:value-type="float" office:value="7.43333333333333" calcext:value-type="float">
            <text:p>7.43333333333333</text:p>
          </table:table-cell>
          <table:table-cell table:style-name="ce3"/>
          <table:table-cell table:number-columns-repeated="2"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 AVERAGE([.N37:.P37])" office:value-type="float" office:value="6.13333333333333" calcext:value-type="float">
            <text:p>6.1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 AVERAGE([.U37:.Y37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 AVERAGE([.AC37:.AG37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1" calcext:value-type="float">
            <text:p>7.1</text:p>
          </table:table-cell>
          <table:table-cell table:style-name="ce4" office:value-type="float" office:value="7.9" calcext:value-type="float">
            <text:p>7.9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 AVERAGE([.H38:.J38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 AVERAGE([.N38:.P38])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 AVERAGE([.U38:.Y38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 AVERAGE([.AC38:.AG38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35" calcext:value-type="float">
            <text:p>35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 AVERAGE([.H39:.J39])" office:value-type="float" office:value="7.36666666666667" calcext:value-type="float">
            <text:p>7.36666666666667</text:p>
          </table:table-cell>
          <table:table-cell table:style-name="ce3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 AVERAGE([.N39:.P39])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 AVERAGE([.U39:.Y39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 AVERAGE([.AC39:.AG39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36" calcext:value-type="float">
            <text:p>3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 AVERAGE([.H40:.J40])" office:value-type="float" office:value="7.23333333333333" calcext:value-type="float">
            <text:p>7.23333333333333</text:p>
          </table:table-cell>
          <table:table-cell table:style-name="ce3"/>
          <table:table-cell table:style-name="ce4" office:value-type="float" office:value="6.9" calcext:value-type="float">
            <text:p>6.9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 AVERAGE([.N40:.P40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 AVERAGE([.U40:.Y40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 AVERAGE([.AC40:.AG40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4" office:value-type="float" office:value="7.1" calcext:value-type="float">
            <text:p>7.1</text:p>
          </table:table-cell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 AVERAGE([.H41:.J41])" office:value-type="float" office:value="7.73333333333333" calcext:value-type="float">
            <text:p>7.7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 AVERAGE([.N41:.P41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 AVERAGE([.U41:.Y41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 AVERAGE([.AC41:.AG41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6" calcext:value-type="float">
            <text:p>7.6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 AVERAGE([.H42:.J42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 AVERAGE([.N42:.P42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 AVERAGE([.U42:.Y42])" office:value-type="float" office:value="6.58" calcext:value-type="float">
            <text:p>6.58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 AVERAGE([.AC42:.AG42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39" calcext:value-type="float">
            <text:p>39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 AVERAGE([.H43:.J43])" office:value-type="float" office:value="7.23333333333333" calcext:value-type="float">
            <text:p>7.23333333333333</text:p>
          </table:table-cell>
          <table:table-cell table:style-name="ce3"/>
          <table:table-cell table:number-columns-repeated="3" table:style-name="ce4" office:value-type="float" office:value="6.6" calcext:value-type="float">
            <text:p>6.6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 AVERAGE([.N43:.P43])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 AVERAGE([.U43:.Y43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 AVERAGE([.AC43:.AG43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 AVERAGE([.H44:.J44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 AVERAGE([.N44:.P44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 AVERAGE([.U44:.Y44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 AVERAGE([.AC44:.AG44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4" office:value-type="float" office:value="7.1" calcext:value-type="float">
            <text:p>7.1</text:p>
          </table:table-cell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 AVERAGE([.H45:.J45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 AVERAGE([.N45:.P45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 AVERAGE([.U45:.Y45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formula="of:= AVERAGE([.AC45:.AG45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4" office:value-type="float" office:value="7.8" calcext:value-type="float">
            <text:p>7.8</text:p>
          </table:table-cell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 AVERAGE([.H46:.J46])" office:value-type="float" office:value="7.26666666666667" calcext:value-type="float">
            <text:p>7.26666666666667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 AVERAGE([.N46:.P46])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 AVERAGE([.U46:.Y46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formula="of:= AVERAGE([.AC46:.AG46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.1" calcext:value-type="float">
            <text:p>8.1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 AVERAGE([.H47:.J47])" office:value-type="float" office:value="7.7" calcext:value-type="float">
            <text:p>7.7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 AVERAGE([.N47:.P47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 AVERAGE([.U47:.Y47])" office:value-type="float" office:value="6.46" calcext:value-type="float">
            <text:p>6.4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formula="of:= AVERAGE([.AC47:.AG47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44" calcext:value-type="float">
            <text:p>44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 AVERAGE([.H48:.J48])" office:value-type="float" office:value="7.4" calcext:value-type="float">
            <text:p>7.4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 AVERAGE([.N48:.P48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 AVERAGE([.U48:.Y48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 AVERAGE([.AC48:.AG48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 AVERAGE([.H49:.J49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 AVERAGE([.N49:.P49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 AVERAGE([.U49:.Y49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formula="of:= AVERAGE([.AC49:.AG49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7" calcext:value-type="float">
            <text:p>8.7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 AVERAGE([.H50:.J50])" office:value-type="float" office:value="7.8" calcext:value-type="float">
            <text:p>7.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 AVERAGE([.N50:.P50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 AVERAGE([.U50:.Y50])" office:value-type="float" office:value="6.64" calcext:value-type="float">
            <text:p>6.64</text:p>
          </table:table-cell>
          <table:table-cell table:style-name="ce3"/>
          <table:table-cell table:number-columns-repeated="5" table:style-name="ce4" office:value-type="float" office:value="6.3" calcext:value-type="float">
            <text:p>6.3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formula="of:= AVERAGE([.AC50:.AG50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 AVERAGE([.H51:.J51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 AVERAGE([.N51:.P51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 AVERAGE([.U51:.Y51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 AVERAGE([.AC51:.AG51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number-columns-repeated="2" table:style-name="ce4" office:value-type="float" office:value="7.7" calcext:value-type="float">
            <text:p>7.7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 AVERAGE([.H52:.J52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 AVERAGE([.N52:.P52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 AVERAGE([.U52:.Y52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 AVERAGE([.AC52:.AG52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49" calcext:value-type="float">
            <text:p>49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 AVERAGE([.H53:.J53])" office:value-type="float" office:value="7.93333333333333" calcext:value-type="float">
            <text:p>7.93333333333333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 AVERAGE([.N53:.P53])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 AVERAGE([.U53:.Y53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formula="of:= AVERAGE([.AC53:.AG53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9" calcext:value-type="float">
            <text:p>7.9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 AVERAGE([.H54:.J54])" office:value-type="float" office:value="7.63333333333333" calcext:value-type="float">
            <text:p>7.63333333333333</text:p>
          </table:table-cell>
          <table:table-cell table:style-name="ce3"/>
          <table:table-cell table:number-columns-repeated="3" table:style-name="ce4" office:value-type="float" office:value="6.4" calcext:value-type="float">
            <text:p>6.4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 AVERAGE([.N54:.P54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 AVERAGE([.U54:.Y54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 AVERAGE([.AC54:.AG54])" office:value-type="float" office:value="6.28" calcext:value-type="float">
            <text:p>6.2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51" calcext:value-type="float">
            <text:p>51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 AVERAGE([.H55:.J55])" office:value-type="float" office:value="7.93333333333333" calcext:value-type="float">
            <text:p>7.93333333333333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 AVERAGE([.N55:.P55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 AVERAGE([.U55:.Y55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51" calcext:value-type="float">
            <text:p>51</text:p>
          </table:table-cell>
          <table:table-cell table:style-name="ce3" table:formula="of:= AVERAGE([.AC55:.AG55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52" calcext:value-type="float">
            <text:p>52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 AVERAGE([.H56:.J56])" office:value-type="float" office:value="7.56666666666667" calcext:value-type="float">
            <text:p>7.56666666666667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 AVERAGE([.N56:.P56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 AVERAGE([.U56:.Y56])" office:value-type="float" office:value="6.56" calcext:value-type="float">
            <text:p>6.56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2" calcext:value-type="float">
            <text:p>6.2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 AVERAGE([.AC56:.AG56])" office:value-type="float" office:value="6.18" calcext:value-type="float">
            <text:p>6.1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53" calcext:value-type="float">
            <text:p>53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7.4" calcext:value-type="float">
            <text:p>7.4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 AVERAGE([.H57:.J57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 AVERAGE([.N57:.P57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 AVERAGE([.U57:.Y57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formula="of:= AVERAGE([.AC57:.AG57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54" calcext:value-type="float">
            <text:p>54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 AVERAGE([.H58:.J58])" office:value-type="float" office:value="7.73333333333333" calcext:value-type="float">
            <text:p>7.7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 AVERAGE([.N58:.P58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 AVERAGE([.U58:.Y58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formula="of:= AVERAGE([.AC58:.AG58])" office:value-type="float" office:value="6.24" calcext:value-type="float">
            <text:p>6.2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number-columns-repeated="2" table:style-name="ce4" office:value-type="float" office:value="7.3" calcext:value-type="float">
            <text:p>7.3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 AVERAGE([.H59:.J59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2" calcext:value-type="float">
            <text:p>6.2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 AVERAGE([.N59:.P59])" office:value-type="float" office:value="6.23333333333333" calcext:value-type="float">
            <text:p>6.2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 AVERAGE([.U59:.Y59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number-columns-repeated="3"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 AVERAGE([.AC59:.AG59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 AVERAGE([.H60:.J60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 AVERAGE([.N60:.P60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 AVERAGE([.U60:.Y60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 AVERAGE([.AC60:.AG60])" office:value-type="float" office:value="6.52" calcext:value-type="float">
            <text:p>6.5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.9" calcext:value-type="float">
            <text:p>8.9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 AVERAGE([.H61:.J61])" office:value-type="float" office:value="8.16666666666667" calcext:value-type="float">
            <text:p>8.16666666666667</text:p>
          </table:table-cell>
          <table:table-cell table:style-name="ce3"/>
          <table:table-cell table:number-columns-repeated="3" table:style-name="ce4" office:value-type="float" office:value="6.2" calcext:value-type="float">
            <text:p>6.2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 AVERAGE([.N61:.P61])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 AVERAGE([.U61:.Y61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 AVERAGE([.AC61:.AG61])" office:value-type="float" office:value="6.56" calcext:value-type="float">
            <text:p>6.5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58" calcext:value-type="float">
            <text:p>5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 AVERAGE([.H62:.J62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9" calcext:value-type="float">
            <text:p>6.9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 AVERAGE([.N62:.P62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 AVERAGE([.U62:.Y62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formula="of:= AVERAGE([.AC62:.AG62])" office:value-type="float" office:value="6.52" calcext:value-type="float">
            <text:p>6.5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number-columns-repeated="2" table:style-name="ce4" office:value-type="float" office:value="7.2" calcext:value-type="float">
            <text:p>7.2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 AVERAGE([.H63:.J63])" office:value-type="float" office:value="7.3" calcext:value-type="float">
            <text:p>7.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 AVERAGE([.N63:.P63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 AVERAGE([.U63:.Y63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 AVERAGE([.AC63:.AG63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 AVERAGE([.H64:.J64])" office:value-type="float" office:value="8" calcext:value-type="float">
            <text:p>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 AVERAGE([.N64:.P64])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 AVERAGE([.U64:.Y64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 AVERAGE([.AC64:.AG64])" office:value-type="float" office:value="6.56" calcext:value-type="float">
            <text:p>6.5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61" calcext:value-type="float">
            <text:p>61</text:p>
          </table:table-cell>
          <table:table-cell table:style-name="ce4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 AVERAGE([.H65:.J65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 AVERAGE([.N65:.P65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 AVERAGE([.U65:.Y65])" office:value-type="float" office:value="6.52" calcext:value-type="float">
            <text:p>6.52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 AVERAGE([.AC65:.AG65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62" calcext:value-type="float">
            <text:p>62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 AVERAGE([.H66:.J66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 AVERAGE([.N66:.P66])" office:value-type="float" office:value="6.8" calcext:value-type="float">
            <text:p>6.8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 AVERAGE([.U66:.Y66])" office:value-type="float" office:value="6.52" calcext:value-type="float">
            <text:p>6.52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 AVERAGE([.AC66:.AG66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4" office:value-type="float" office:value="7.7" calcext:value-type="float">
            <text:p>7.7</text:p>
          </table:table-cell>
          <table:table-cell table:style-name="ce3"/>
          <table:table-cell table:style-name="ce3" office:value-type="float" office:value="63" calcext:value-type="float">
            <text:p>63</text:p>
          </table:table-cell>
          <table:table-cell table:style-name="ce4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 AVERAGE([.H67:.J67])" office:value-type="float" office:value="8.13333333333333" calcext:value-type="float">
            <text:p>8.13333333333333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 AVERAGE([.N67:.P67])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 AVERAGE([.U67:.Y67])" office:value-type="float" office:value="6.68" calcext:value-type="float">
            <text:p>6.68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 AVERAGE([.AC67:.AG67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 AVERAGE([.H68:.J68])" office:value-type="float" office:value="7.2" calcext:value-type="float">
            <text:p>7.2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 AVERAGE([.N68:.P68])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 AVERAGE([.U68:.Y68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 AVERAGE([.AC68:.AG68])" office:value-type="float" office:value="6.18" calcext:value-type="float">
            <text:p>6.1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65" calcext:value-type="float">
            <text:p>6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 AVERAGE([.H69:.J69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 AVERAGE([.N69:.P69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 AVERAGE([.U69:.Y69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 AVERAGE([.AC69:.AG69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66" calcext:value-type="float">
            <text:p>66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 AVERAGE([.H70:.J70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 AVERAGE([.N70:.P70])" office:value-type="float" office:value="6.53333333333333" calcext:value-type="float">
            <text:p>6.5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 AVERAGE([.U70:.Y70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 AVERAGE([.AC70:.AG70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67" calcext:value-type="float">
            <text:p>67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number-columns-repeated="2" table:style-name="ce4" office:value-type="float" office:value="7.3" calcext:value-type="float">
            <text:p>7.3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 AVERAGE([.H71:.J71])" office:value-type="float" office:value="7.23333333333333" calcext:value-type="float">
            <text:p>7.2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 AVERAGE([.N71:.P71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 AVERAGE([.U71:.Y71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 AVERAGE([.AC71:.AG71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68" calcext:value-type="float">
            <text:p>6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 AVERAGE([.H72:.J72])" office:value-type="float" office:value="7.23333333333333" calcext:value-type="float">
            <text:p>7.23333333333333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 AVERAGE([.N72:.P72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 AVERAGE([.U72:.Y72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 AVERAGE([.AC72:.AG72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69" calcext:value-type="float">
            <text:p>69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 AVERAGE([.H73:.J73])" office:value-type="float" office:value="7.6" calcext:value-type="float">
            <text:p>7.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 AVERAGE([.N73:.P73])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 AVERAGE([.U73:.Y73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3"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69" calcext:value-type="float">
            <text:p>69</text:p>
          </table:table-cell>
          <table:table-cell table:style-name="ce3" table:formula="of:= AVERAGE([.AC73:.AG73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7.3" calcext:value-type="float">
            <text:p>7.3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 AVERAGE([.H74:.J74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 AVERAGE([.N74:.P74])" office:value-type="float" office:value="6.53333333333333" calcext:value-type="float">
            <text:p>6.5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 AVERAGE([.U74:.Y74])" office:value-type="float" office:value="6.58" calcext:value-type="float">
            <text:p>6.58</text:p>
          </table:table-cell>
          <table:table-cell table:style-name="ce3"/>
          <table:table-cell table:number-columns-repeated="5" table:style-name="ce4" office:value-type="float" office:value="6.3" calcext:value-type="float">
            <text:p>6.3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 AVERAGE([.AC74:.AG74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71" calcext:value-type="float">
            <text:p>71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 AVERAGE([.H75:.J75])" office:value-type="float" office:value="7.6" calcext:value-type="float">
            <text:p>7.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 AVERAGE([.N75:.P75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 AVERAGE([.U75:.Y75])" office:value-type="float" office:value="6.56" calcext:value-type="float">
            <text:p>6.56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 AVERAGE([.AC75:.AG75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4" office:value-type="float" office:value="7.1" calcext:value-type="float">
            <text:p>7.1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 AVERAGE([.H76:.J76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 AVERAGE([.N76:.P76])" office:value-type="float" office:value="6.23333333333333" calcext:value-type="float">
            <text:p>6.2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 AVERAGE([.U76:.Y76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 AVERAGE([.AC76:.AG76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73" calcext:value-type="float">
            <text:p>73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 AVERAGE([.H77:.J77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 AVERAGE([.N77:.P77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 AVERAGE([.U77:.Y77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73" calcext:value-type="float">
            <text:p>73</text:p>
          </table:table-cell>
          <table:table-cell table:style-name="ce3" table:formula="of:= AVERAGE([.AC77:.AG77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74" calcext:value-type="float">
            <text:p>74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9.4" calcext:value-type="float">
            <text:p>9.4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 AVERAGE([.H78:.J78])" office:value-type="float" office:value="8" calcext:value-type="float">
            <text:p>8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8" calcext:value-type="float">
            <text:p>6.8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 AVERAGE([.N78:.P78])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 AVERAGE([.U78:.Y78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74" calcext:value-type="float">
            <text:p>74</text:p>
          </table:table-cell>
          <table:table-cell table:style-name="ce3" table:formula="of:= AVERAGE([.AC78:.AG78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AVERAGE([.H79:.J79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AVERAGE([.N79:.P79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AVERAGE([.U79:.Y79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 AVERAGE([.AC79:.AG79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76" calcext:value-type="float">
            <text:p>76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 AVERAGE([.H80:.J80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 AVERAGE([.N80:.P80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 AVERAGE([.U80:.Y80])" office:value-type="float" office:value="6.5" calcext:value-type="float">
            <text:p>6.5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 AVERAGE([.AC80:.AG80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77" calcext:value-type="float">
            <text:p>77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 AVERAGE([.H81:.J81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 AVERAGE([.N81:.P81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3" calcext:value-type="float">
            <text:p>6.3</text:p>
          </table:table-cell>
          <table:table-cell table:number-columns-repeated="4" table:style-name="ce4" office:value-type="float" office:value="6.6" calcext:value-type="float">
            <text:p>6.6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 AVERAGE([.U81:.Y81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 AVERAGE([.AC81:.AG81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78" calcext:value-type="float">
            <text:p>7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 AVERAGE([.H82:.J82])" office:value-type="float" office:value="7.93333333333333" calcext:value-type="float">
            <text:p>7.9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 AVERAGE([.N82:.P82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 AVERAGE([.U82:.Y82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 AVERAGE([.AC82:.AG82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79" calcext:value-type="float">
            <text:p>79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3" calcext:value-type="float">
            <text:p>7.3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 AVERAGE([.H83:.J83])" office:value-type="float" office:value="7.23333333333333" calcext:value-type="float">
            <text:p>7.23333333333333</text:p>
          </table:table-cell>
          <table:table-cell table:style-name="ce3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 AVERAGE([.N83:.P83])" office:value-type="float" office:value="6.56666666666667" calcext:value-type="float">
            <text:p>6.5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 AVERAGE([.U83:.Y83])" office:value-type="float" office:value="6.52" calcext:value-type="float">
            <text:p>6.5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79" calcext:value-type="float">
            <text:p>79</text:p>
          </table:table-cell>
          <table:table-cell table:style-name="ce3" table:formula="of:= AVERAGE([.AC83:.AG83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9" calcext:value-type="float">
            <text:p>7.9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 AVERAGE([.H84:.J84])" office:value-type="float" office:value="7.7" calcext:value-type="float">
            <text:p>7.7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 AVERAGE([.N84:.P84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4" table:style-name="ce4" office:value-type="float" office:value="6.6" calcext:value-type="float">
            <text:p>6.6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 AVERAGE([.U84:.Y84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 AVERAGE([.AC84:.AG84])" office:value-type="float" office:value="6.28" calcext:value-type="float">
            <text:p>6.2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81" calcext:value-type="float">
            <text:p>81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 AVERAGE([.H85:.J85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 AVERAGE([.N85:.P85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 AVERAGE([.U85:.Y85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81" calcext:value-type="float">
            <text:p>81</text:p>
          </table:table-cell>
          <table:table-cell table:style-name="ce3" table:formula="of:= AVERAGE([.AC85:.AG85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82" calcext:value-type="float">
            <text:p>82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number-columns-repeated="2" table:style-name="ce4" office:value-type="float" office:value="7.2" calcext:value-type="float">
            <text:p>7.2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 AVERAGE([.H86:.J86])" office:value-type="float" office:value="7.26666666666667" calcext:value-type="float">
            <text:p>7.2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 AVERAGE([.N86:.P86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 AVERAGE([.U86:.Y86])" office:value-type="float" office:value="6.62" calcext:value-type="float">
            <text:p>6.62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82" calcext:value-type="float">
            <text:p>82</text:p>
          </table:table-cell>
          <table:table-cell table:style-name="ce3" table:formula="of:= AVERAGE([.AC86:.AG86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83" calcext:value-type="float">
            <text:p>83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 AVERAGE([.H87:.J87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 AVERAGE([.N87:.P87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 AVERAGE([.U87:.Y87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formula="of:= AVERAGE([.AC87:.AG87])" office:value-type="float" office:value="6.24" calcext:value-type="float">
            <text:p>6.2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84" calcext:value-type="float">
            <text:p>84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 AVERAGE([.H88:.J88])" office:value-type="float" office:value="7.23333333333333" calcext:value-type="float">
            <text:p>7.2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 AVERAGE([.N88:.P88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 AVERAGE([.U88:.Y88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3"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 AVERAGE([.AC88:.AG88])" office:value-type="float" office:value="6.24" calcext:value-type="float">
            <text:p>6.2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 AVERAGE([.H89:.J89])" office:value-type="float" office:value="7.23333333333333" calcext:value-type="float">
            <text:p>7.23333333333333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 AVERAGE([.N89:.P89])" office:value-type="float" office:value="6.23333333333333" calcext:value-type="float">
            <text:p>6.2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 AVERAGE([.U89:.Y89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 AVERAGE([.AC89:.AG89])" office:value-type="float" office:value="6.14" calcext:value-type="float">
            <text:p>6.1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86" calcext:value-type="float">
            <text:p>8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 AVERAGE([.H90:.J90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 AVERAGE([.N90:.P90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 AVERAGE([.U90:.Y90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 AVERAGE([.AC90:.AG90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87" calcext:value-type="float">
            <text:p>87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 AVERAGE([.H91:.J91])" office:value-type="float" office:value="7.26666666666667" calcext:value-type="float">
            <text:p>7.2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 AVERAGE([.N91:.P91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 AVERAGE([.U91:.Y91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 AVERAGE([.AC91:.AG91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 AVERAGE([.H92:.J92])" office:value-type="float" office:value="7.16666666666667" calcext:value-type="float">
            <text:p>7.16666666666667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 AVERAGE([.N92:.P92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 AVERAGE([.U92:.Y92])" office:value-type="float" office:value="6.56" calcext:value-type="float">
            <text:p>6.56</text:p>
          </table:table-cell>
          <table:table-cell table:style-name="ce3"/>
          <table:table-cell table:number-columns-repeated="5" table:style-name="ce4" office:value-type="float" office:value="6.6" calcext:value-type="float">
            <text:p>6.6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 AVERAGE([.AC92:.AG92])" office:value-type="float" office:value="6.6" calcext:value-type="float">
            <text:p>6.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89" calcext:value-type="float">
            <text:p>89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number-columns-repeated="2" table:style-name="ce4" office:value-type="float" office:value="7.2" calcext:value-type="float">
            <text:p>7.2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 AVERAGE([.H93:.J93])" office:value-type="float" office:value="7.16666666666667" calcext:value-type="float">
            <text:p>7.1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 AVERAGE([.N93:.P93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 AVERAGE([.U93:.Y93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 AVERAGE([.AC93:.AG93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4" office:value-type="float" office:value="7.1" calcext:value-type="float">
            <text:p>7.1</text:p>
          </table:table-cell>
          <table:table-cell table:style-name="ce3"/>
          <table:table-cell table:style-name="ce3" office:value-type="float" office:value="90" calcext:value-type="float">
            <text:p>90</text:p>
          </table:table-cell>
          <table:table-cell table:style-name="ce4" office:value-type="float" office:value="6.8" calcext:value-type="float">
            <text:p>6.8</text:p>
          </table:table-cell>
          <table:table-cell table:style-name="ce3" table:number-columns-repeated="2"/>
          <table:table-cell table:number-columns-repeated="3" table:style-name="ce4" office:value-type="float" office:value="7.2" calcext:value-type="float">
            <text:p>7.2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 AVERAGE([.H94:.J94])" office:value-type="float" office:value="7.2" calcext:value-type="float">
            <text:p>7.2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 AVERAGE([.N94:.P94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 AVERAGE([.U94:.Y94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 AVERAGE([.AC94:.AG94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91" calcext:value-type="float">
            <text:p>9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number-columns-repeated="2" table:style-name="ce4" office:value-type="float" office:value="7.6" calcext:value-type="float">
            <text:p>7.6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 AVERAGE([.H95:.J95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 AVERAGE([.N95:.P95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 AVERAGE([.U95:.Y95])" office:value-type="float" office:value="6.6" calcext:value-type="float">
            <text:p>6.6</text:p>
          </table:table-cell>
          <table:table-cell table:style-name="ce3"/>
          <table:table-cell table:number-columns-repeated="5" table:style-name="ce4" office:value-type="float" office:value="6.3" calcext:value-type="float">
            <text:p>6.3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 AVERAGE([.AC95:.AG95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92" calcext:value-type="float">
            <text:p>92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 AVERAGE([.H96:.J96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 AVERAGE([.N96:.P96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 AVERAGE([.U96:.Y96])" office:value-type="float" office:value="6.66" calcext:value-type="float">
            <text:p>6.66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 AVERAGE([.AC96:.AG96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93" calcext:value-type="float">
            <text:p>93</text:p>
          </table:table-cell>
          <table:table-cell table:style-name="ce4" office:value-type="float" office:value="6.8" calcext:value-type="float">
            <text:p>6.8</text:p>
          </table:table-cell>
          <table:table-cell table:style-name="ce3" table:number-columns-repeated="2"/>
          <table:table-cell table:number-columns-repeated="2" table:style-name="ce4" office:value-type="float" office:value="7.3" calcext:value-type="float">
            <text:p>7.3</text:p>
          </table:table-cell>
          <table:table-cell table:style-name="ce4" office:value-type="float" office:value="7.9" calcext:value-type="float">
            <text:p>7.9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 AVERAGE([.H97:.J97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 AVERAGE([.N97:.P97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 AVERAGE([.U97:.Y97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 AVERAGE([.AC97:.AG97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94" calcext:value-type="float">
            <text:p>94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4" calcext:value-type="float">
            <text:p>7.4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 AVERAGE([.H98:.J98])" office:value-type="float" office:value="7.43333333333333" calcext:value-type="float">
            <text:p>7.43333333333333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 AVERAGE([.N98:.P98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 AVERAGE([.U98:.Y98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 AVERAGE([.AC98:.AG98])" office:value-type="float" office:value="6.52" calcext:value-type="float">
            <text:p>6.5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 AVERAGE([.H99:.J99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 AVERAGE([.N99:.P99])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 AVERAGE([.U99:.Y99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 AVERAGE([.AC99:.AG99])" office:value-type="float" office:value="6.62" calcext:value-type="float">
            <text:p>6.6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 AVERAGE([.H100:.J100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 AVERAGE([.N100:.P100])" office:value-type="float" office:value="6.53333333333333" calcext:value-type="float">
            <text:p>6.53333333333333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 AVERAGE([.U100:.Y100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 AVERAGE([.AC100:.AG100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97" calcext:value-type="float">
            <text:p>97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 AVERAGE([.H101:.J101])" office:value-type="float" office:value="7.43333333333333" calcext:value-type="float">
            <text:p>7.4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 AVERAGE([.N101:.P101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 AVERAGE([.U101:.Y101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 AVERAGE([.AC101:.AG101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98" calcext:value-type="float">
            <text:p>9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 AVERAGE([.H102:.J102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 AVERAGE([.N102:.P102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 AVERAGE([.U102:.Y102])" office:value-type="float" office:value="6.58" calcext:value-type="float">
            <text:p>6.58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 AVERAGE([.AC102:.AG102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99" calcext:value-type="float">
            <text:p>99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 AVERAGE([.H103:.J103])" office:value-type="float" office:value="7.43333333333333" calcext:value-type="float">
            <text:p>7.43333333333333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 AVERAGE([.N103:.P103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 AVERAGE([.U103:.Y103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 AVERAGE([.AC103:.AG103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number-columns-repeated="2" table:style-name="ce4" office:value-type="float" office:value="7.2" calcext:value-type="float">
            <text:p>7.2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 AVERAGE([.H104:.J104])" office:value-type="float" office:value="7.3" calcext:value-type="float">
            <text:p>7.3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9" calcext:value-type="float">
            <text:p>6.9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 AVERAGE([.N104:.P104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 AVERAGE([.U104:.Y104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 AVERAGE([.AC104:.AG104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 AVERAGE([.H105:.J105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 AVERAGE([.N105:.P105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 AVERAGE([.U105:.Y105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formula="of:= AVERAGE([.AC105:.AG105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 AVERAGE([.H106:.J106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 AVERAGE([.N106:.P106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 AVERAGE([.U106:.Y106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 AVERAGE([.AC106:.AG106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 AVERAGE([.H107:.J107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 AVERAGE([.N107:.P107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 AVERAGE([.U107:.Y107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formula="of:= AVERAGE([.AC107:.AG107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 AVERAGE([.H108:.J108])" office:value-type="float" office:value="7.23333333333333" calcext:value-type="float">
            <text:p>7.2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8" calcext:value-type="float">
            <text:p>6.8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 AVERAGE([.N108:.P108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 AVERAGE([.U108:.Y108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04" calcext:value-type="float">
            <text:p>104</text:p>
          </table:table-cell>
          <table:table-cell table:style-name="ce3" table:formula="of:= AVERAGE([.AC108:.AG108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number-columns-repeated="2" table:style-name="ce4" office:value-type="float" office:value="7.2" calcext:value-type="float">
            <text:p>7.2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 AVERAGE([.H109:.J109])" office:value-type="float" office:value="7.3" calcext:value-type="float">
            <text:p>7.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 AVERAGE([.N109:.P109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 AVERAGE([.U109:.Y109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05" calcext:value-type="float">
            <text:p>105</text:p>
          </table:table-cell>
          <table:table-cell table:style-name="ce3" table:formula="of:= AVERAGE([.AC109:.AG109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106" calcext:value-type="float">
            <text:p>10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 AVERAGE([.H110:.J110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 AVERAGE([.N110:.P110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 AVERAGE([.U110:.Y110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 AVERAGE([.AC110:.AG110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2" table:style-name="ce4" office:value-type="float" office:value="7.3" calcext:value-type="float">
            <text:p>7.3</text:p>
          </table:table-cell>
          <table:table-cell table:style-name="ce4" office:value-type="float" office:value="8.2" calcext:value-type="float">
            <text:p>8.2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formula="of:= AVERAGE([.H111:.J111])" office:value-type="float" office:value="7.6" calcext:value-type="float">
            <text:p>7.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formula="of:= AVERAGE([.N111:.P111])" office:value-type="float" office:value="6.53333333333333" calcext:value-type="float">
            <text:p>6.53333333333333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formula="of:= AVERAGE([.U111:.Y111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formula="of:= AVERAGE([.AC111:.AG111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08" calcext:value-type="float">
            <text:p>108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 AVERAGE([.H112:.J112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9" calcext:value-type="float">
            <text:p>6.9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 AVERAGE([.N112:.P112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 AVERAGE([.U112:.Y112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 AVERAGE([.AC112:.AG112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 AVERAGE([.H113:.J113])" office:value-type="float" office:value="7.6" calcext:value-type="float">
            <text:p>7.6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 AVERAGE([.N113:.P113])" office:value-type="float" office:value="6.23333333333333" calcext:value-type="float">
            <text:p>6.2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 AVERAGE([.U113:.Y113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table:formula="of:= AVERAGE([.AC113:.AG113])" office:value-type="float" office:value="6.5" calcext:value-type="float">
            <text:p>6.5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 AVERAGE([.H114:.J114])" office:value-type="float" office:value="7.43333333333333" calcext:value-type="float">
            <text:p>7.43333333333333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 AVERAGE([.N114:.P114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 AVERAGE([.U114:.Y114])" office:value-type="float" office:value="6.6" calcext:value-type="float">
            <text:p>6.6</text:p>
          </table:table-cell>
          <table:table-cell table:style-name="ce3"/>
          <table:table-cell table:number-columns-repeated="5" table:style-name="ce4" office:value-type="float" office:value="6.6" calcext:value-type="float">
            <text:p>6.6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 AVERAGE([.AC114:.AG114])" office:value-type="float" office:value="6.6" calcext:value-type="float">
            <text:p>6.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 AVERAGE([.H115:.J115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 AVERAGE([.N115:.P115])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 AVERAGE([.U115:.Y115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11" calcext:value-type="float">
            <text:p>111</text:p>
          </table:table-cell>
          <table:table-cell table:style-name="ce3" table:formula="of:= AVERAGE([.AC115:.AG115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12" calcext:value-type="float">
            <text:p>112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 AVERAGE([.H116:.J116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 AVERAGE([.N116:.P116])" office:value-type="float" office:value="6.53333333333333" calcext:value-type="float">
            <text:p>6.53333333333333</text:p>
          </table:table-cell>
          <table:table-cell table:style-name="ce3" table:number-columns-repeated="2"/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 AVERAGE([.U116:.Y116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formula="of:= AVERAGE([.AC116:.AG116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6.8" calcext:value-type="float">
            <text:p>6.8</text:p>
          </table:table-cell>
          <table:table-cell table:style-name="ce3" table:number-columns-repeated="2"/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 AVERAGE([.H117:.J117])" office:value-type="float" office:value="7.76666666666667" calcext:value-type="float">
            <text:p>7.7666666666666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 AVERAGE([.N117:.P117])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 AVERAGE([.U117:.Y117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2" calcext:value-type="float">
            <text:p>6.2</text:p>
          </table:table-cell>
          <table:table-cell table:style-name="ce3" office:value-type="float" office:value="113" calcext:value-type="float">
            <text:p>113</text:p>
          </table:table-cell>
          <table:table-cell table:style-name="ce3" table:formula="of:= AVERAGE([.AC117:.AG117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6.8" calcext:value-type="float">
            <text:p>6.8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 AVERAGE([.H118:.J118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 AVERAGE([.N118:.P118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 AVERAGE([.U118:.Y118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 AVERAGE([.AC118:.AG118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 AVERAGE([.H119:.J119])" office:value-type="float" office:value="7.46666666666667" calcext:value-type="float">
            <text:p>7.46666666666667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 AVERAGE([.N119:.P119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 AVERAGE([.U119:.Y119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15" calcext:value-type="float">
            <text:p>115</text:p>
          </table:table-cell>
          <table:table-cell table:style-name="ce3" table:formula="of:= AVERAGE([.AC119:.AG119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16" calcext:value-type="float">
            <text:p>116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 AVERAGE([.H120:.J120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 AVERAGE([.N120:.P120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 AVERAGE([.U120:.Y120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16" calcext:value-type="float">
            <text:p>116</text:p>
          </table:table-cell>
          <table:table-cell table:style-name="ce3" table:formula="of:= AVERAGE([.AC120:.AG120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 AVERAGE([.H121:.J121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 AVERAGE([.N121:.P121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 AVERAGE([.U121:.Y121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17" calcext:value-type="float">
            <text:p>117</text:p>
          </table:table-cell>
          <table:table-cell table:style-name="ce3" table:formula="of:= AVERAGE([.AC121:.AG121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18" calcext:value-type="float">
            <text:p>11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 AVERAGE([.H122:.J122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 AVERAGE([.N122:.P122])" office:value-type="float" office:value="6.56666666666667" calcext:value-type="float">
            <text:p>6.5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 AVERAGE([.U122:.Y122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6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18" calcext:value-type="float">
            <text:p>118</text:p>
          </table:table-cell>
          <table:table-cell table:style-name="ce3" table:formula="of:= AVERAGE([.AC122:.AG122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19" calcext:value-type="float">
            <text:p>119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 AVERAGE([.H123:.J123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 AVERAGE([.N123:.P123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5" table:style-name="ce4" office:value-type="float" office:value="6.6" calcext:value-type="float">
            <text:p>6.6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 AVERAGE([.U123:.Y123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19" calcext:value-type="float">
            <text:p>119</text:p>
          </table:table-cell>
          <table:table-cell table:style-name="ce3" table:formula="of:= AVERAGE([.AC123:.AG123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 AVERAGE([.H124:.J124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 AVERAGE([.N124:.P124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 AVERAGE([.U124:.Y124])" office:value-type="float" office:value="6.62" calcext:value-type="float">
            <text:p>6.62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 AVERAGE([.AC124:.AG124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 AVERAGE([.H125:.J125])" office:value-type="float" office:value="7.53333333333333" calcext:value-type="float">
            <text:p>7.53333333333333</text:p>
          </table:table-cell>
          <table:table-cell table:style-name="ce3"/>
          <table:table-cell table:number-columns-repeated="3" table:style-name="ce4" office:value-type="float" office:value="6.3" calcext:value-type="float">
            <text:p>6.3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 AVERAGE([.N125:.P125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 AVERAGE([.U125:.Y125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21" calcext:value-type="float">
            <text:p>121</text:p>
          </table:table-cell>
          <table:table-cell table:style-name="ce3" table:formula="of:= AVERAGE([.AC125:.AG125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22" calcext:value-type="float">
            <text:p>122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 AVERAGE([.H126:.J126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 AVERAGE([.N126:.P126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 AVERAGE([.U126:.Y126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22" calcext:value-type="float">
            <text:p>122</text:p>
          </table:table-cell>
          <table:table-cell table:style-name="ce3" table:formula="of:= AVERAGE([.AC126:.AG126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23" calcext:value-type="float">
            <text:p>123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 AVERAGE([.H127:.J127])" office:value-type="float" office:value="7.63333333333333" calcext:value-type="float">
            <text:p>7.6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 AVERAGE([.N127:.P127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4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 AVERAGE([.U127:.Y127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formula="of:= AVERAGE([.AC127:.AG127])" office:value-type="float" office:value="6.52" calcext:value-type="float">
            <text:p>6.5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24" calcext:value-type="float">
            <text:p>124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 AVERAGE([.H128:.J128])" office:value-type="float" office:value="7.4" calcext:value-type="float">
            <text:p>7.4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 AVERAGE([.N128:.P128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 AVERAGE([.U128:.Y128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124" calcext:value-type="float">
            <text:p>124</text:p>
          </table:table-cell>
          <table:table-cell table:style-name="ce3" table:formula="of:= AVERAGE([.AC128:.AG128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 AVERAGE([.H129:.J129])" office:value-type="float" office:value="7.46666666666667" calcext:value-type="float">
            <text:p>7.46666666666667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 AVERAGE([.N129:.P129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 AVERAGE([.U129:.Y129])" office:value-type="float" office:value="6.56" calcext:value-type="float">
            <text:p>6.56</text:p>
          </table:table-cell>
          <table:table-cell table:style-name="ce3"/>
          <table:table-cell table:number-columns-repeated="5" table:style-name="ce4" office:value-type="float" office:value="6.4" calcext:value-type="float">
            <text:p>6.4</text:p>
          </table:table-cell>
          <table:table-cell table:style-name="ce3" office:value-type="float" office:value="125" calcext:value-type="float">
            <text:p>125</text:p>
          </table:table-cell>
          <table:table-cell table:style-name="ce3" table:formula="of:= AVERAGE([.AC129:.AG129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26" calcext:value-type="float">
            <text:p>126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number-columns-repeated="2" table:style-name="ce4" office:value-type="float" office:value="7.5" calcext:value-type="float">
            <text:p>7.5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 AVERAGE([.H130:.J130])" office:value-type="float" office:value="7.63333333333333" calcext:value-type="float">
            <text:p>7.6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 AVERAGE([.N130:.P130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 AVERAGE([.U130:.Y130])" office:value-type="float" office:value="6.58" calcext:value-type="float">
            <text:p>6.58</text:p>
          </table:table-cell>
          <table:table-cell table:style-name="ce3"/>
          <table:table-cell table:number-columns-repeated="5" table:style-name="ce4" office:value-type="float" office:value="6.4" calcext:value-type="float">
            <text:p>6.4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formula="of:= AVERAGE([.AC130:.AG130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 AVERAGE([.H131:.J131])" office:value-type="float" office:value="7.36666666666667" calcext:value-type="float">
            <text:p>7.36666666666667</text:p>
          </table:table-cell>
          <table:table-cell table:style-name="ce3"/>
          <table:table-cell table:number-columns-repeated="3" table:style-name="ce4" office:value-type="float" office:value="6.3" calcext:value-type="float">
            <text:p>6.3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 AVERAGE([.N131:.P131])" office:value-type="float" office:value="6.3" calcext:value-type="float">
            <text:p>6.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 AVERAGE([.U131:.Y131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27" calcext:value-type="float">
            <text:p>127</text:p>
          </table:table-cell>
          <table:table-cell table:style-name="ce3" table:formula="of:= AVERAGE([.AC131:.AG131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number-columns-repeated="2" table:style-name="ce4" office:value-type="float" office:value="7.2" calcext:value-type="float">
            <text:p>7.2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 AVERAGE([.H132:.J132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 AVERAGE([.N132:.P132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 AVERAGE([.U132:.Y132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28" calcext:value-type="float">
            <text:p>128</text:p>
          </table:table-cell>
          <table:table-cell table:style-name="ce3" table:formula="of:= AVERAGE([.AC132:.AG132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29" calcext:value-type="float">
            <text:p>129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129" calcext:value-type="float">
            <text:p>129</text:p>
          </table:table-cell>
          <table:table-cell table:style-name="ce3" table:formula="of:= AVERAGE([.H133:.J133])" office:value-type="float" office:value="7.23333333333333" calcext:value-type="float">
            <text:p>7.23333333333333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29" calcext:value-type="float">
            <text:p>129</text:p>
          </table:table-cell>
          <table:table-cell table:style-name="ce3" table:formula="of:= AVERAGE([.N133:.P133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29" calcext:value-type="float">
            <text:p>129</text:p>
          </table:table-cell>
          <table:table-cell table:style-name="ce3" table:formula="of:= AVERAGE([.U133:.Y133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29" calcext:value-type="float">
            <text:p>129</text:p>
          </table:table-cell>
          <table:table-cell table:style-name="ce3" table:formula="of:= AVERAGE([.AC133:.AG133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30" calcext:value-type="float">
            <text:p>130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 AVERAGE([.H134:.J134])" office:value-type="float" office:value="7.6" calcext:value-type="float">
            <text:p>7.6</text:p>
          </table:table-cell>
          <table:table-cell table:style-name="ce3"/>
          <table:table-cell table:number-columns-repeated="3" table:style-name="ce4" office:value-type="float" office:value="6.2" calcext:value-type="float">
            <text:p>6.2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 AVERAGE([.N134:.P134])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 AVERAGE([.U134:.Y134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 AVERAGE([.AC134:.AG134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31" calcext:value-type="float">
            <text:p>13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 AVERAGE([.H135:.J135])" office:value-type="float" office:value="7.3" calcext:value-type="float">
            <text:p>7.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 AVERAGE([.N135:.P135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4" table:style-name="ce4" office:value-type="float" office:value="6.6" calcext:value-type="float">
            <text:p>6.6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 AVERAGE([.U135:.Y135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31" calcext:value-type="float">
            <text:p>131</text:p>
          </table:table-cell>
          <table:table-cell table:style-name="ce3" table:formula="of:= AVERAGE([.AC135:.AG135])" office:value-type="float" office:value="6.5" calcext:value-type="float">
            <text:p>6.5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32" calcext:value-type="float">
            <text:p>132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 AVERAGE([.H136:.J136])" office:value-type="float" office:value="7.36666666666667" calcext:value-type="float">
            <text:p>7.36666666666667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 AVERAGE([.N136:.P136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3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 AVERAGE([.U136:.Y136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formula="of:= AVERAGE([.AC136:.AG136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33" calcext:value-type="float">
            <text:p>133</text:p>
          </table:table-cell>
          <table:table-cell table:style-name="ce3" table:formula="of:= AVERAGE([.H137:.J137])" office:value-type="float" office:value="7.53333333333333" calcext:value-type="float">
            <text:p>7.53333333333333</text:p>
          </table:table-cell>
          <table:table-cell table:style-name="ce3"/>
          <table:table-cell table:number-columns-repeated="3" table:style-name="ce4" office:value-type="float" office:value="6.4" calcext:value-type="float">
            <text:p>6.4</text:p>
          </table:table-cell>
          <table:table-cell table:style-name="ce3" office:value-type="float" office:value="133" calcext:value-type="float">
            <text:p>133</text:p>
          </table:table-cell>
          <table:table-cell table:style-name="ce3" table:formula="of:= AVERAGE([.N137:.P137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33" calcext:value-type="float">
            <text:p>133</text:p>
          </table:table-cell>
          <table:table-cell table:style-name="ce3" table:formula="of:= AVERAGE([.U137:.Y137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33" calcext:value-type="float">
            <text:p>133</text:p>
          </table:table-cell>
          <table:table-cell table:style-name="ce3" table:formula="of:= AVERAGE([.AC137:.AG137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34" calcext:value-type="float">
            <text:p>134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number-columns-repeated="2" table:style-name="ce4" office:value-type="float" office:value="7.2" calcext:value-type="float">
            <text:p>7.2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 AVERAGE([.H138:.J138])" office:value-type="float" office:value="7.16666666666667" calcext:value-type="float">
            <text:p>7.1666666666666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 AVERAGE([.N138:.P138])" office:value-type="float" office:value="6.23333333333333" calcext:value-type="float">
            <text:p>6.2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 AVERAGE([.U138:.Y138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34" calcext:value-type="float">
            <text:p>134</text:p>
          </table:table-cell>
          <table:table-cell table:style-name="ce3" table:formula="of:= AVERAGE([.AC138:.AG138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35" calcext:value-type="float">
            <text:p>135</text:p>
          </table:table-cell>
          <table:table-cell table:style-name="ce4" office:value-type="float" office:value="6.2" calcext:value-type="float">
            <text:p>6.2</text:p>
          </table:table-cell>
          <table:table-cell table:style-name="ce3" table:number-columns-repeated="2"/>
          <table:table-cell table:number-columns-repeated="2"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 AVERAGE([.H139:.J139])" office:value-type="float" office:value="7.23333333333333" calcext:value-type="float">
            <text:p>7.23333333333333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 AVERAGE([.N139:.P139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 AVERAGE([.U139:.Y139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 AVERAGE([.AC139:.AG139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36" calcext:value-type="float">
            <text:p>13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formula="of:= AVERAGE([.H140:.J140])" office:value-type="float" office:value="7.43333333333333" calcext:value-type="float">
            <text:p>7.4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9" calcext:value-type="float">
            <text:p>6.9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formula="of:= AVERAGE([.N140:.P140])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formula="of:= AVERAGE([.U140:.Y140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number-columns-repeated="3"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36" calcext:value-type="float">
            <text:p>136</text:p>
          </table:table-cell>
          <table:table-cell table:style-name="ce3" table:formula="of:= AVERAGE([.AC140:.AG140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37" calcext:value-type="float">
            <text:p>137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number-columns-repeated="3" table:style-name="ce4" office:value-type="float" office:value="7.3" calcext:value-type="float">
            <text:p>7.3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 AVERAGE([.H141:.J141])" office:value-type="float" office:value="7.3" calcext:value-type="float">
            <text:p>7.3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 AVERAGE([.N141:.P141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 AVERAGE([.U141:.Y141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37" calcext:value-type="float">
            <text:p>137</text:p>
          </table:table-cell>
          <table:table-cell table:style-name="ce3" table:formula="of:= AVERAGE([.AC141:.AG141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38" calcext:value-type="float">
            <text:p>138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 AVERAGE([.H142:.J142])" office:value-type="float" office:value="7.23333333333333" calcext:value-type="float">
            <text:p>7.2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 AVERAGE([.N142:.P142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 AVERAGE([.U142:.Y142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 AVERAGE([.AC142:.AG142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39" calcext:value-type="float">
            <text:p>139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8.1" calcext:value-type="float">
            <text:p>8.1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 AVERAGE([.H143:.J143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 AVERAGE([.N143:.P143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 AVERAGE([.U143:.Y143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39" calcext:value-type="float">
            <text:p>139</text:p>
          </table:table-cell>
          <table:table-cell table:style-name="ce3" table:formula="of:= AVERAGE([.AC143:.AG143])" office:value-type="float" office:value="6.5" calcext:value-type="float">
            <text:p>6.5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40" calcext:value-type="float">
            <text:p>14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 AVERAGE([.H144:.J144])" office:value-type="float" office:value="7.23333333333333" calcext:value-type="float">
            <text:p>7.23333333333333</text:p>
          </table:table-cell>
          <table:table-cell table:style-name="ce3"/>
          <table:table-cell table:number-columns-repeated="2" table:style-name="ce4" office:value-type="float" office:value="6.8" calcext:value-type="float">
            <text:p>6.8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 AVERAGE([.N144:.P144])" office:value-type="float" office:value="6.73333333333333" calcext:value-type="float">
            <text:p>6.7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 AVERAGE([.U144:.Y144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formula="of:= AVERAGE([.AC144:.AG144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41" calcext:value-type="float">
            <text:p>14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 AVERAGE([.H145:.J145])" office:value-type="float" office:value="7.43333333333333" calcext:value-type="float">
            <text:p>7.43333333333333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 AVERAGE([.N145:.P145])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 AVERAGE([.U145:.Y145])" office:value-type="float" office:value="6.58" calcext:value-type="float">
            <text:p>6.58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141" calcext:value-type="float">
            <text:p>141</text:p>
          </table:table-cell>
          <table:table-cell table:style-name="ce3" table:formula="of:= AVERAGE([.AC145:.AG145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42" calcext:value-type="float">
            <text:p>142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 AVERAGE([.H146:.J146])" office:value-type="float" office:value="7.63333333333333" calcext:value-type="float">
            <text:p>7.63333333333333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 AVERAGE([.N146:.P146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 AVERAGE([.U146:.Y146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 AVERAGE([.AC146:.AG146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43" calcext:value-type="float">
            <text:p>143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 AVERAGE([.H147:.J147])" office:value-type="float" office:value="7.3" calcext:value-type="float">
            <text:p>7.3</text:p>
          </table:table-cell>
          <table:table-cell table:style-name="ce3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 AVERAGE([.N147:.P147])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 AVERAGE([.U147:.Y147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43" calcext:value-type="float">
            <text:p>143</text:p>
          </table:table-cell>
          <table:table-cell table:style-name="ce3" table:formula="of:= AVERAGE([.AC147:.AG147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144" calcext:value-type="float">
            <text:p>144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 AVERAGE([.H148:.J148])" office:value-type="float" office:value="7.43333333333333" calcext:value-type="float">
            <text:p>7.43333333333333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 AVERAGE([.N148:.P148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 AVERAGE([.U148:.Y148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44" calcext:value-type="float">
            <text:p>144</text:p>
          </table:table-cell>
          <table:table-cell table:style-name="ce3" table:formula="of:= AVERAGE([.AC148:.AG148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45" calcext:value-type="float">
            <text:p>145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 AVERAGE([.H149:.J149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 AVERAGE([.N149:.P149])" office:value-type="float" office:value="6.1" calcext:value-type="float">
            <text:p>6.1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 AVERAGE([.U149:.Y149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number-columns-repeated="3"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45" calcext:value-type="float">
            <text:p>145</text:p>
          </table:table-cell>
          <table:table-cell table:style-name="ce3" table:formula="of:= AVERAGE([.AC149:.AG149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46" calcext:value-type="float">
            <text:p>146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5" calcext:value-type="float">
            <text:p>8.5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 AVERAGE([.H150:.J150])" office:value-type="float" office:value="7.8" calcext:value-type="float">
            <text:p>7.8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 AVERAGE([.N150:.P150])" office:value-type="float" office:value="6.2" calcext:value-type="float">
            <text:p>6.2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 AVERAGE([.U150:.Y150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 AVERAGE([.AC150:.AG150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147" calcext:value-type="float">
            <text:p>147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 AVERAGE([.H151:.J151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 AVERAGE([.N151:.P151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 AVERAGE([.U151:.Y151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47" calcext:value-type="float">
            <text:p>147</text:p>
          </table:table-cell>
          <table:table-cell table:style-name="ce3" table:formula="of:= AVERAGE([.AC151:.AG151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4" office:value-type="float" office:value="7.8" calcext:value-type="float">
            <text:p>7.8</text:p>
          </table:table-cell>
          <table:table-cell table:style-name="ce3"/>
          <table:table-cell table:style-name="ce3" office:value-type="float" office:value="148" calcext:value-type="float">
            <text:p>148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 AVERAGE([.H152:.J152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 AVERAGE([.N152:.P152])" office:value-type="float" office:value="6.13333333333333" calcext:value-type="float">
            <text:p>6.1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 AVERAGE([.U152:.Y152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48" calcext:value-type="float">
            <text:p>148</text:p>
          </table:table-cell>
          <table:table-cell table:style-name="ce3" table:formula="of:= AVERAGE([.AC152:.AG152])" office:value-type="float" office:value="6.56" calcext:value-type="float">
            <text:p>6.5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6.9" calcext:value-type="float">
            <text:p>6.9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 AVERAGE([.H153:.J153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 AVERAGE([.N153:.P153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 AVERAGE([.U153:.Y153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149" calcext:value-type="float">
            <text:p>149</text:p>
          </table:table-cell>
          <table:table-cell table:style-name="ce3" table:formula="of:= AVERAGE([.AC153:.AG153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50" calcext:value-type="float">
            <text:p>150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 AVERAGE([.H154:.J154])" office:value-type="float" office:value="7.76666666666667" calcext:value-type="float">
            <text:p>7.7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 AVERAGE([.N154:.P154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 AVERAGE([.U154:.Y154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 AVERAGE([.AC154:.AG154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51" calcext:value-type="float">
            <text:p>151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 AVERAGE([.H155:.J155])" office:value-type="float" office:value="7.36666666666667" calcext:value-type="float">
            <text:p>7.36666666666667</text:p>
          </table:table-cell>
          <table:table-cell table:style-name="ce3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 AVERAGE([.N155:.P155])" office:value-type="float" office:value="6.56666666666667" calcext:value-type="float">
            <text:p>6.5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 AVERAGE([.U155:.Y155])" office:value-type="float" office:value="6.66" calcext:value-type="float">
            <text:p>6.66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151" calcext:value-type="float">
            <text:p>151</text:p>
          </table:table-cell>
          <table:table-cell table:style-name="ce3" table:formula="of:= AVERAGE([.AC155:.AG155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8.3" calcext:value-type="float">
            <text:p>8.3</text:p>
          </table:table-cell>
          <table:table-cell table:number-columns-repeated="2" table:style-name="ce4" office:value-type="float" office:value="7.6" calcext:value-type="float">
            <text:p>7.6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 AVERAGE([.H156:.J156])" office:value-type="float" office:value="7.83333333333333" calcext:value-type="float">
            <text:p>7.8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2" calcext:value-type="float">
            <text:p>6.2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 AVERAGE([.N156:.P156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 AVERAGE([.U156:.Y156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 AVERAGE([.AC156:.AG156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53" calcext:value-type="float">
            <text:p>153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 AVERAGE([.H157:.J157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8" calcext:value-type="float">
            <text:p>6.8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 AVERAGE([.N157:.P157])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 AVERAGE([.U157:.Y157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53" calcext:value-type="float">
            <text:p>153</text:p>
          </table:table-cell>
          <table:table-cell table:style-name="ce3" table:formula="of:= AVERAGE([.AC157:.AG157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54" calcext:value-type="float">
            <text:p>154</text:p>
          </table:table-cell>
          <table:table-cell table:style-name="ce4" office:value-type="float" office:value="6.2" calcext:value-type="float">
            <text:p>6.2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 AVERAGE([.H158:.J158])" office:value-type="float" office:value="7.5" calcext:value-type="float">
            <text:p>7.5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 AVERAGE([.N158:.P158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 AVERAGE([.U158:.Y158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54" calcext:value-type="float">
            <text:p>154</text:p>
          </table:table-cell>
          <table:table-cell table:style-name="ce3" table:formula="of:= AVERAGE([.AC158:.AG158])" office:value-type="float" office:value="6.26" calcext:value-type="float">
            <text:p>6.2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55" calcext:value-type="float">
            <text:p>155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 AVERAGE([.H159:.J159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 AVERAGE([.N159:.P159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 AVERAGE([.U159:.Y159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 AVERAGE([.AC159:.AG159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56" calcext:value-type="float">
            <text:p>156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7.5" calcext:value-type="float">
            <text:p>7.5</text:p>
          </table:table-cell>
          <table:table-cell table:style-name="ce4" office:value-type="float" office:value="8.1" calcext:value-type="float">
            <text:p>8.1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 AVERAGE([.H160:.J160])" office:value-type="float" office:value="7.7" calcext:value-type="float">
            <text:p>7.7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 AVERAGE([.N160:.P160])" office:value-type="float" office:value="6.23333333333333" calcext:value-type="float">
            <text:p>6.23333333333333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 AVERAGE([.U160:.Y160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156" calcext:value-type="float">
            <text:p>156</text:p>
          </table:table-cell>
          <table:table-cell table:style-name="ce3" table:formula="of:= AVERAGE([.AC160:.AG160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57" calcext:value-type="float">
            <text:p>157</text:p>
          </table:table-cell>
          <table:table-cell table:style-name="ce4" office:value-type="float" office:value="6.8" calcext:value-type="float">
            <text:p>6.8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157" calcext:value-type="float">
            <text:p>157</text:p>
          </table:table-cell>
          <table:table-cell table:style-name="ce3" table:formula="of:= AVERAGE([.H161:.J161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57" calcext:value-type="float">
            <text:p>157</text:p>
          </table:table-cell>
          <table:table-cell table:style-name="ce3" table:formula="of:= AVERAGE([.N161:.P161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57" calcext:value-type="float">
            <text:p>157</text:p>
          </table:table-cell>
          <table:table-cell table:style-name="ce3" table:formula="of:= AVERAGE([.U161:.Y161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57" calcext:value-type="float">
            <text:p>157</text:p>
          </table:table-cell>
          <table:table-cell table:style-name="ce3" table:formula="of:= AVERAGE([.AC161:.AG161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7.4" calcext:value-type="float">
            <text:p>7.4</text:p>
          </table:table-cell>
          <table:table-cell table:style-name="ce4" office:value-type="float" office:value="7.1" calcext:value-type="float">
            <text:p>7.1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 AVERAGE([.H162:.J162])" office:value-type="float" office:value="7.3" calcext:value-type="float">
            <text:p>7.3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 AVERAGE([.N162:.P162])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 AVERAGE([.U162:.Y162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58" calcext:value-type="float">
            <text:p>158</text:p>
          </table:table-cell>
          <table:table-cell table:style-name="ce3" table:formula="of:= AVERAGE([.AC162:.AG162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4" office:value-type="float" office:value="7.6" calcext:value-type="float">
            <text:p>7.6</text:p>
          </table:table-cell>
          <table:table-cell table:style-name="ce3"/>
          <table:table-cell table:style-name="ce3" office:value-type="float" office:value="159" calcext:value-type="float">
            <text:p>159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 AVERAGE([.H163:.J163])" office:value-type="float" office:value="7.6" calcext:value-type="float">
            <text:p>7.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 AVERAGE([.N163:.P163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 AVERAGE([.U163:.Y163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 AVERAGE([.AC163:.AG163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 AVERAGE([.H164:.J164])" office:value-type="float" office:value="7.73333333333333" calcext:value-type="float">
            <text:p>7.73333333333333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 AVERAGE([.N164:.P164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 AVERAGE([.U164:.Y164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 AVERAGE([.AC164:.AG164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61" calcext:value-type="float">
            <text:p>16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 AVERAGE([.H165:.J165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 AVERAGE([.N165:.P165])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 AVERAGE([.U165:.Y165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1" calcext:value-type="float">
            <text:p>161</text:p>
          </table:table-cell>
          <table:table-cell table:style-name="ce3" table:formula="of:= AVERAGE([.AC165:.AG165])" office:value-type="float" office:value="6.58" calcext:value-type="float">
            <text:p>6.5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62" calcext:value-type="float">
            <text:p>162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 AVERAGE([.H166:.J166])" office:value-type="float" office:value="7.76666666666667" calcext:value-type="float">
            <text:p>7.76666666666667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 AVERAGE([.N166:.P166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 AVERAGE([.U166:.Y166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2" calcext:value-type="float">
            <text:p>162</text:p>
          </table:table-cell>
          <table:table-cell table:style-name="ce3" table:formula="of:= AVERAGE([.AC166:.AG166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63" calcext:value-type="float">
            <text:p>163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number-columns-repeated="2" table:style-name="ce4" office:value-type="float" office:value="7.5" calcext:value-type="float">
            <text:p>7.5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 AVERAGE([.H167:.J167])" office:value-type="float" office:value="7.43333333333333" calcext:value-type="float">
            <text:p>7.43333333333333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 AVERAGE([.N167:.P167])" office:value-type="float" office:value="6.56666666666667" calcext:value-type="float">
            <text:p>6.5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 AVERAGE([.U167:.Y167])" office:value-type="float" office:value="6.62" calcext:value-type="float">
            <text:p>6.62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formula="of:= AVERAGE([.AC167:.AG167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64" calcext:value-type="float">
            <text:p>164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 AVERAGE([.H168:.J168])" office:value-type="float" office:value="7.4" calcext:value-type="float">
            <text:p>7.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 AVERAGE([.N168:.P168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 AVERAGE([.U168:.Y168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 AVERAGE([.AC168:.AG168])" office:value-type="float" office:value="6.52" calcext:value-type="float">
            <text:p>6.5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65" calcext:value-type="float">
            <text:p>16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65" calcext:value-type="float">
            <text:p>165</text:p>
          </table:table-cell>
          <table:table-cell table:style-name="ce3" table:formula="of:= AVERAGE([.H169:.J169])" office:value-type="float" office:value="7.26666666666667" calcext:value-type="float">
            <text:p>7.26666666666667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65" calcext:value-type="float">
            <text:p>165</text:p>
          </table:table-cell>
          <table:table-cell table:style-name="ce3" table:formula="of:= AVERAGE([.N169:.P169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5" calcext:value-type="float">
            <text:p>165</text:p>
          </table:table-cell>
          <table:table-cell table:style-name="ce3" table:formula="of:= AVERAGE([.U169:.Y169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5" calcext:value-type="float">
            <text:p>165</text:p>
          </table:table-cell>
          <table:table-cell table:style-name="ce3" table:formula="of:= AVERAGE([.AC169:.AG169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66" calcext:value-type="float">
            <text:p>166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 AVERAGE([.H170:.J170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 AVERAGE([.N170:.P170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 AVERAGE([.U170:.Y170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 AVERAGE([.AC170:.AG170])" office:value-type="float" office:value="6.52" calcext:value-type="float">
            <text:p>6.5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67" calcext:value-type="float">
            <text:p>167</text:p>
          </table:table-cell>
          <table:table-cell table:style-name="ce4" office:value-type="float" office:value="6.8" calcext:value-type="float">
            <text:p>6.8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5" calcext:value-type="float">
            <text:p>8.5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 AVERAGE([.H171:.J171])" office:value-type="float" office:value="7.76666666666667" calcext:value-type="float">
            <text:p>7.76666666666667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 AVERAGE([.N171:.P171])" office:value-type="float" office:value="6.66666666666667" calcext:value-type="float">
            <text:p>6.6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 AVERAGE([.U171:.Y171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7" calcext:value-type="float">
            <text:p>167</text:p>
          </table:table-cell>
          <table:table-cell table:style-name="ce3" table:formula="of:= AVERAGE([.AC171:.AG171])" office:value-type="float" office:value="6.56" calcext:value-type="float">
            <text:p>6.5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4" office:value-type="float" office:value="7.1" calcext:value-type="float">
            <text:p>7.1</text:p>
          </table:table-cell>
          <table:table-cell table:style-name="ce3"/>
          <table:table-cell table:style-name="ce3" office:value-type="float" office:value="168" calcext:value-type="float">
            <text:p>168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4" office:value-type="float" office:value="7.2" calcext:value-type="float">
            <text:p>7.2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 AVERAGE([.H172:.J172])" office:value-type="float" office:value="7.26666666666667" calcext:value-type="float">
            <text:p>7.26666666666667</text:p>
          </table:table-cell>
          <table:table-cell table:style-name="ce3"/>
          <table:table-cell table:number-columns-repeated="3" table:style-name="ce4" office:value-type="float" office:value="6.3" calcext:value-type="float">
            <text:p>6.3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 AVERAGE([.N172:.P172])" office:value-type="float" office:value="6.3" calcext:value-type="float">
            <text:p>6.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 AVERAGE([.U172:.Y172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8" calcext:value-type="float">
            <text:p>168</text:p>
          </table:table-cell>
          <table:table-cell table:style-name="ce3" table:formula="of:= AVERAGE([.AC172:.AG172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69" calcext:value-type="float">
            <text:p>169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 AVERAGE([.H173:.J173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 AVERAGE([.N173:.P173])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3" table:style-name="ce4" office:value-type="float" office:value="6.6" calcext:value-type="float">
            <text:p>6.6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 AVERAGE([.U173:.Y173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69" calcext:value-type="float">
            <text:p>169</text:p>
          </table:table-cell>
          <table:table-cell table:style-name="ce3" table:formula="of:= AVERAGE([.AC173:.AG173])" office:value-type="float" office:value="6.58" calcext:value-type="float">
            <text:p>6.5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70" calcext:value-type="float">
            <text:p>170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.3" calcext:value-type="float">
            <text:p>8.3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 AVERAGE([.H174:.J174])" office:value-type="float" office:value="7.73333333333333" calcext:value-type="float">
            <text:p>7.73333333333333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 AVERAGE([.N174:.P174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 AVERAGE([.U174:.Y174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formula="of:= AVERAGE([.AC174:.AG174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3" calcext:value-type="float">
            <text:p>8.3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 AVERAGE([.H175:.J175])" office:value-type="float" office:value="7.7" calcext:value-type="float">
            <text:p>7.7</text:p>
          </table:table-cell>
          <table:table-cell table:style-name="ce3"/>
          <table:table-cell table:number-columns-repeated="2"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 AVERAGE([.N175:.P175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4" table:style-name="ce4" office:value-type="float" office:value="6.7" calcext:value-type="float">
            <text:p>6.7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 AVERAGE([.U175:.Y175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71" calcext:value-type="float">
            <text:p>171</text:p>
          </table:table-cell>
          <table:table-cell table:style-name="ce3" table:formula="of:= AVERAGE([.AC175:.AG175])" office:value-type="float" office:value="6.56" calcext:value-type="float">
            <text:p>6.5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72" calcext:value-type="float">
            <text:p>172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 AVERAGE([.H176:.J176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8" calcext:value-type="float">
            <text:p>6.8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 AVERAGE([.N176:.P176])" office:value-type="float" office:value="6.6" calcext:value-type="float">
            <text:p>6.6</text:p>
          </table:table-cell>
          <table:table-cell table:style-name="ce3" table:number-columns-repeated="2"/>
          <table:table-cell table:number-columns-repeated="4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 AVERAGE([.U176:.Y176])" office:value-type="float" office:value="6.62" calcext:value-type="float">
            <text:p>6.62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172" calcext:value-type="float">
            <text:p>172</text:p>
          </table:table-cell>
          <table:table-cell table:style-name="ce3" table:formula="of:= AVERAGE([.AC176:.AG176])" office:value-type="float" office:value="6.44" calcext:value-type="float">
            <text:p>6.4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9.5" calcext:value-type="float">
            <text:p>9.5</text:p>
          </table:table-cell>
          <table:table-cell table:style-name="ce3" office:value-type="float" office:value="173" calcext:value-type="float">
            <text:p>173</text:p>
          </table:table-cell>
          <table:table-cell table:style-name="ce3" table:formula="of:= AVERAGE([.H177:.J177])" office:value-type="float" office:value="8.7" calcext:value-type="float">
            <text:p>8.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9" calcext:value-type="float">
            <text:p>6.9</text:p>
          </table:table-cell>
          <table:table-cell table:style-name="ce3" office:value-type="float" office:value="173" calcext:value-type="float">
            <text:p>173</text:p>
          </table:table-cell>
          <table:table-cell table:style-name="ce3" table:formula="of:= AVERAGE([.N177:.P177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73" calcext:value-type="float">
            <text:p>173</text:p>
          </table:table-cell>
          <table:table-cell table:style-name="ce3" table:formula="of:= AVERAGE([.U177:.Y177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73" calcext:value-type="float">
            <text:p>173</text:p>
          </table:table-cell>
          <table:table-cell table:style-name="ce3" table:formula="of:= AVERAGE([.AC177:.AG177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74" calcext:value-type="float">
            <text:p>174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formula="of:= AVERAGE([.H178:.J178])" office:value-type="float" office:value="7.53333333333333" calcext:value-type="float">
            <text:p>7.53333333333333</text:p>
          </table:table-cell>
          <table:table-cell table:style-name="ce3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formula="of:= AVERAGE([.N178:.P178])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formula="of:= AVERAGE([.U178:.Y178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174" calcext:value-type="float">
            <text:p>174</text:p>
          </table:table-cell>
          <table:table-cell table:style-name="ce3" table:formula="of:= AVERAGE([.AC178:.AG178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75" calcext:value-type="float">
            <text:p>17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number-columns-repeated="2" table:style-name="ce4" office:value-type="float" office:value="7.7" calcext:value-type="float">
            <text:p>7.7</text:p>
          </table:table-cell>
          <table:table-cell table:style-name="ce3" office:value-type="float" office:value="175" calcext:value-type="float">
            <text:p>175</text:p>
          </table:table-cell>
          <table:table-cell table:style-name="ce3" table:formula="of:= AVERAGE([.H179:.J179])" office:value-type="float" office:value="7.73333333333333" calcext:value-type="float">
            <text:p>7.73333333333333</text:p>
          </table:table-cell>
          <table:table-cell table:style-name="ce3"/>
          <table:table-cell table:number-columns-repeated="2"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75" calcext:value-type="float">
            <text:p>175</text:p>
          </table:table-cell>
          <table:table-cell table:style-name="ce3" table:formula="of:= AVERAGE([.N179:.P179])" office:value-type="float" office:value="6.16666666666667" calcext:value-type="float">
            <text:p>6.1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75" calcext:value-type="float">
            <text:p>175</text:p>
          </table:table-cell>
          <table:table-cell table:style-name="ce3" table:formula="of:= AVERAGE([.U179:.Y179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175" calcext:value-type="float">
            <text:p>175</text:p>
          </table:table-cell>
          <table:table-cell table:style-name="ce3" table:formula="of:= AVERAGE([.AC179:.AG179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76" calcext:value-type="float">
            <text:p>176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8.3" calcext:value-type="float">
            <text:p>8.3</text:p>
          </table:table-cell>
          <table:table-cell table:number-columns-repeated="2" table:style-name="ce4" office:value-type="float" office:value="7.6" calcext:value-type="float">
            <text:p>7.6</text:p>
          </table:table-cell>
          <table:table-cell table:style-name="ce3" office:value-type="float" office:value="176" calcext:value-type="float">
            <text:p>176</text:p>
          </table:table-cell>
          <table:table-cell table:style-name="ce3" table:formula="of:= AVERAGE([.H180:.J180])" office:value-type="float" office:value="7.83333333333333" calcext:value-type="float">
            <text:p>7.83333333333333</text:p>
          </table:table-cell>
          <table:table-cell table:style-name="ce3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76" calcext:value-type="float">
            <text:p>176</text:p>
          </table:table-cell>
          <table:table-cell table:style-name="ce3" table:formula="of:= AVERAGE([.N180:.P180])" office:value-type="float" office:value="6.76666666666667" calcext:value-type="float">
            <text:p>6.7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76" calcext:value-type="float">
            <text:p>176</text:p>
          </table:table-cell>
          <table:table-cell table:style-name="ce3" table:formula="of:= AVERAGE([.U180:.Y180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76" calcext:value-type="float">
            <text:p>176</text:p>
          </table:table-cell>
          <table:table-cell table:style-name="ce3" table:formula="of:= AVERAGE([.AC180:.AG180])" office:value-type="float" office:value="6.16" calcext:value-type="float">
            <text:p>6.1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 AVERAGE([.H181:.J181])" office:value-type="float" office:value="8.43333333333333" calcext:value-type="float">
            <text:p>8.43333333333333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 AVERAGE([.N181:.P181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 AVERAGE([.U181:.Y181])" office:value-type="float" office:value="6.54" calcext:value-type="float">
            <text:p>6.54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77" calcext:value-type="float">
            <text:p>177</text:p>
          </table:table-cell>
          <table:table-cell table:style-name="ce3" table:formula="of:= AVERAGE([.AC181:.AG181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78" calcext:value-type="float">
            <text:p>17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9" calcext:value-type="float">
            <text:p>7.9</text:p>
          </table:table-cell>
          <table:table-cell table:style-name="ce3" office:value-type="float" office:value="178" calcext:value-type="float">
            <text:p>178</text:p>
          </table:table-cell>
          <table:table-cell table:style-name="ce3" table:formula="of:= AVERAGE([.H182:.J182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178" calcext:value-type="float">
            <text:p>178</text:p>
          </table:table-cell>
          <table:table-cell table:style-name="ce3" table:formula="of:= AVERAGE([.N182:.P182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78" calcext:value-type="float">
            <text:p>178</text:p>
          </table:table-cell>
          <table:table-cell table:style-name="ce3" table:formula="of:= AVERAGE([.U182:.Y182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3"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78" calcext:value-type="float">
            <text:p>178</text:p>
          </table:table-cell>
          <table:table-cell table:style-name="ce3" table:formula="of:= AVERAGE([.AC182:.AG182])" office:value-type="float" office:value="6.24" calcext:value-type="float">
            <text:p>6.2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4" office:value-type="float" office:value="7.2" calcext:value-type="float">
            <text:p>7.2</text:p>
          </table:table-cell>
          <table:table-cell table:style-name="ce3"/>
          <table:table-cell table:style-name="ce3" office:value-type="float" office:value="179" calcext:value-type="float">
            <text:p>179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 AVERAGE([.H183:.J183])" office:value-type="float" office:value="7.63333333333333" calcext:value-type="float">
            <text:p>7.63333333333333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 AVERAGE([.N183:.P183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 AVERAGE([.U183:.Y183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 AVERAGE([.AC183:.AG183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80" calcext:value-type="float">
            <text:p>180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 AVERAGE([.H184:.J184])" office:value-type="float" office:value="8.33333333333333" calcext:value-type="float">
            <text:p>8.33333333333333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 AVERAGE([.N184:.P184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 AVERAGE([.U184:.Y184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 AVERAGE([.AC184:.AG184])" office:value-type="float" office:value="6.32" calcext:value-type="float">
            <text:p>6.3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81" calcext:value-type="float">
            <text:p>181</text:p>
          </table:table-cell>
          <table:table-cell table:style-name="ce4" office:value-type="float" office:value="6.3" calcext:value-type="float">
            <text:p>6.3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181" calcext:value-type="float">
            <text:p>181</text:p>
          </table:table-cell>
          <table:table-cell table:style-name="ce3" table:formula="of:= AVERAGE([.H185:.J185])" office:value-type="float" office:value="7.73333333333333" calcext:value-type="float">
            <text:p>7.73333333333333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81" calcext:value-type="float">
            <text:p>181</text:p>
          </table:table-cell>
          <table:table-cell table:style-name="ce3" table:formula="of:= AVERAGE([.N185:.P185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81" calcext:value-type="float">
            <text:p>181</text:p>
          </table:table-cell>
          <table:table-cell table:style-name="ce3" table:formula="of:= AVERAGE([.U185:.Y185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81" calcext:value-type="float">
            <text:p>181</text:p>
          </table:table-cell>
          <table:table-cell table:style-name="ce3" table:formula="of:= AVERAGE([.AC185:.AG185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82" calcext:value-type="float">
            <text:p>182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1" calcext:value-type="float">
            <text:p>8.1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 AVERAGE([.H186:.J186])" office:value-type="float" office:value="7.7" calcext:value-type="float">
            <text:p>7.7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 AVERAGE([.N186:.P186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 AVERAGE([.U186:.Y186])" office:value-type="float" office:value="6.64" calcext:value-type="float">
            <text:p>6.64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3" calcext:value-type="float">
            <text:p>6.3</text:p>
          </table:table-cell>
          <table:table-cell table:style-name="ce3" office:value-type="float" office:value="182" calcext:value-type="float">
            <text:p>182</text:p>
          </table:table-cell>
          <table:table-cell table:style-name="ce3" table:formula="of:= AVERAGE([.AC186:.AG186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83" calcext:value-type="float">
            <text:p>183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.4" calcext:value-type="float">
            <text:p>8.4</text:p>
          </table:table-cell>
          <table:table-cell table:style-name="ce3" office:value-type="float" office:value="183" calcext:value-type="float">
            <text:p>183</text:p>
          </table:table-cell>
          <table:table-cell table:style-name="ce3" table:formula="of:= AVERAGE([.H187:.J187])" office:value-type="float" office:value="7.9" calcext:value-type="float">
            <text:p>7.9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83" calcext:value-type="float">
            <text:p>183</text:p>
          </table:table-cell>
          <table:table-cell table:style-name="ce3" table:formula="of:= AVERAGE([.N187:.P187])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83" calcext:value-type="float">
            <text:p>183</text:p>
          </table:table-cell>
          <table:table-cell table:style-name="ce3" table:formula="of:= AVERAGE([.U187:.Y187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83" calcext:value-type="float">
            <text:p>183</text:p>
          </table:table-cell>
          <table:table-cell table:style-name="ce3" table:formula="of:= AVERAGE([.AC187:.AG187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84" calcext:value-type="float">
            <text:p>184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 AVERAGE([.H188:.J188])" office:value-type="float" office:value="7.46666666666667" calcext:value-type="float">
            <text:p>7.46666666666667</text:p>
          </table:table-cell>
          <table:table-cell table:style-name="ce3"/>
          <table:table-cell table:number-columns-repeated="2" table:style-name="ce4" office:value-type="float" office:value="6.2" calcext:value-type="float">
            <text:p>6.2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 AVERAGE([.N188:.P188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 AVERAGE([.U188:.Y188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3" office:value-type="float" office:value="184" calcext:value-type="float">
            <text:p>184</text:p>
          </table:table-cell>
          <table:table-cell table:style-name="ce3" table:formula="of:= AVERAGE([.AC188:.AG188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85" calcext:value-type="float">
            <text:p>185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85" calcext:value-type="float">
            <text:p>185</text:p>
          </table:table-cell>
          <table:table-cell table:style-name="ce3" table:formula="of:= AVERAGE([.H189:.J189])" office:value-type="float" office:value="7.76666666666667" calcext:value-type="float">
            <text:p>7.76666666666667</text:p>
          </table:table-cell>
          <table:table-cell table:style-name="ce3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85" calcext:value-type="float">
            <text:p>185</text:p>
          </table:table-cell>
          <table:table-cell table:style-name="ce3" table:formula="of:= AVERAGE([.N189:.P189])" office:value-type="float" office:value="6.56666666666667" calcext:value-type="float">
            <text:p>6.5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85" calcext:value-type="float">
            <text:p>185</text:p>
          </table:table-cell>
          <table:table-cell table:style-name="ce3" table:formula="of:= AVERAGE([.U189:.Y189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85" calcext:value-type="float">
            <text:p>185</text:p>
          </table:table-cell>
          <table:table-cell table:style-name="ce3" table:formula="of:= AVERAGE([.AC189:.AG189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86" calcext:value-type="float">
            <text:p>186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86" calcext:value-type="float">
            <text:p>186</text:p>
          </table:table-cell>
          <table:table-cell table:style-name="ce3" table:formula="of:= AVERAGE([.H190:.J190])" office:value-type="float" office:value="7.76666666666667" calcext:value-type="float">
            <text:p>7.7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5" calcext:value-type="float">
            <text:p>6.5</text:p>
          </table:table-cell>
          <table:table-cell table:style-name="ce3" office:value-type="float" office:value="186" calcext:value-type="float">
            <text:p>186</text:p>
          </table:table-cell>
          <table:table-cell table:style-name="ce3" table:formula="of:= AVERAGE([.N190:.P190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186" calcext:value-type="float">
            <text:p>186</text:p>
          </table:table-cell>
          <table:table-cell table:style-name="ce3" table:formula="of:= AVERAGE([.U190:.Y190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86" calcext:value-type="float">
            <text:p>186</text:p>
          </table:table-cell>
          <table:table-cell table:style-name="ce3" table:formula="of:= AVERAGE([.AC190:.AG190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87" calcext:value-type="float">
            <text:p>187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formula="of:= AVERAGE([.H191:.J191])" office:value-type="float" office:value="7.66666666666667" calcext:value-type="float">
            <text:p>7.66666666666667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formula="of:= AVERAGE([.N191:.P191])" office:value-type="float" office:value="6.36666666666667" calcext:value-type="float">
            <text:p>6.36666666666667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formula="of:= AVERAGE([.U191:.Y191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87" calcext:value-type="float">
            <text:p>187</text:p>
          </table:table-cell>
          <table:table-cell table:style-name="ce3" table:formula="of:= AVERAGE([.AC191:.AG191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88" calcext:value-type="float">
            <text:p>188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88" calcext:value-type="float">
            <text:p>188</text:p>
          </table:table-cell>
          <table:table-cell table:style-name="ce3" table:formula="of:= AVERAGE([.H192:.J192])" office:value-type="float" office:value="7.56666666666667" calcext:value-type="float">
            <text:p>7.56666666666667</text:p>
          </table:table-cell>
          <table:table-cell table:style-name="ce3"/>
          <table:table-cell table:number-columns-repeated="3" table:style-name="ce4" office:value-type="float" office:value="6.5" calcext:value-type="float">
            <text:p>6.5</text:p>
          </table:table-cell>
          <table:table-cell table:style-name="ce3" office:value-type="float" office:value="188" calcext:value-type="float">
            <text:p>188</text:p>
          </table:table-cell>
          <table:table-cell table:style-name="ce3" table:formula="of:= AVERAGE([.N192:.P192])" office:value-type="float" office:value="6.5" calcext:value-type="float">
            <text:p>6.5</text:p>
          </table:table-cell>
          <table:table-cell table:style-name="ce3" table:number-columns-repeated="2"/>
          <table:table-cell table:number-columns-repeated="5" table:style-name="ce4" office:value-type="float" office:value="6.7" calcext:value-type="float">
            <text:p>6.7</text:p>
          </table:table-cell>
          <table:table-cell table:style-name="ce3" office:value-type="float" office:value="188" calcext:value-type="float">
            <text:p>188</text:p>
          </table:table-cell>
          <table:table-cell table:style-name="ce3" table:formula="of:= AVERAGE([.U192:.Y192])" office:value-type="float" office:value="6.7" calcext:value-type="float">
            <text:p>6.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88" calcext:value-type="float">
            <text:p>188</text:p>
          </table:table-cell>
          <table:table-cell table:style-name="ce3" table:formula="of:= AVERAGE([.AC192:.AG192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89" calcext:value-type="float">
            <text:p>189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 AVERAGE([.H193:.J193])" office:value-type="float" office:value="7.63333333333333" calcext:value-type="float">
            <text:p>7.63333333333333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 AVERAGE([.N193:.P193])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3" table:style-name="ce4" office:value-type="float" office:value="6.7" calcext:value-type="float">
            <text:p>6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 AVERAGE([.U193:.Y193])" office:value-type="float" office:value="6.66" calcext:value-type="float">
            <text:p>6.66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 AVERAGE([.AC193:.AG193])" office:value-type="float" office:value="6.5" calcext:value-type="float">
            <text:p>6.5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formula="of:= AVERAGE([.H194:.J194])" office:value-type="float" office:value="7.56666666666667" calcext:value-type="float">
            <text:p>7.56666666666667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formula="of:= AVERAGE([.N194:.P194])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formula="of:= AVERAGE([.U194:.Y194])" office:value-type="float" office:value="6.62" calcext:value-type="float">
            <text:p>6.62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number-columns-repeated="3"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formula="of:= AVERAGE([.AC194:.AG194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91" calcext:value-type="float">
            <text:p>191</text:p>
          </table:table-cell>
          <table:table-cell table:style-name="ce4" office:value-type="float" office:value="6.7" calcext:value-type="float">
            <text:p>6.7</text:p>
          </table:table-cell>
          <table:table-cell table:style-name="ce3" table:number-columns-repeated="2"/>
          <table:table-cell table:number-columns-repeated="2" table:style-name="ce4" office:value-type="float" office:value="7.6" calcext:value-type="float">
            <text:p>7.6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91" calcext:value-type="float">
            <text:p>191</text:p>
          </table:table-cell>
          <table:table-cell table:style-name="ce3" table:formula="of:= AVERAGE([.H195:.J195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91" calcext:value-type="float">
            <text:p>191</text:p>
          </table:table-cell>
          <table:table-cell table:style-name="ce3" table:formula="of:= AVERAGE([.N195:.P195])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91" calcext:value-type="float">
            <text:p>191</text:p>
          </table:table-cell>
          <table:table-cell table:style-name="ce3" table:formula="of:= AVERAGE([.U195:.Y195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91" calcext:value-type="float">
            <text:p>191</text:p>
          </table:table-cell>
          <table:table-cell table:style-name="ce3" table:formula="of:= AVERAGE([.AC195:.AG195])" office:value-type="float" office:value="6.4" calcext:value-type="float">
            <text:p>6.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192" calcext:value-type="float">
            <text:p>192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formula="of:= AVERAGE([.H196:.J196])" office:value-type="float" office:value="7.46666666666667" calcext:value-type="float">
            <text:p>7.46666666666667</text:p>
          </table:table-cell>
          <table:table-cell table:style-name="ce3"/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formula="of:= AVERAGE([.N196:.P196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formula="of:= AVERAGE([.U196:.Y196])" office:value-type="float" office:value="6.58" calcext:value-type="float">
            <text:p>6.58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2" calcext:value-type="float">
            <text:p>192</text:p>
          </table:table-cell>
          <table:table-cell table:style-name="ce3" table:formula="of:= AVERAGE([.AC196:.AG196])" office:value-type="float" office:value="6.38" calcext:value-type="float">
            <text:p>6.3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93" calcext:value-type="float">
            <text:p>193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4" calcext:value-type="float">
            <text:p>7.4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 AVERAGE([.H197:.J197])" office:value-type="float" office:value="7.36666666666667" calcext:value-type="float">
            <text:p>7.36666666666667</text:p>
          </table:table-cell>
          <table:table-cell table:style-name="ce3"/>
          <table:table-cell table:number-columns-repeated="2"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 AVERAGE([.N197:.P197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4" calcext:value-type="float">
            <text:p>6.4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 AVERAGE([.U197:.Y197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 AVERAGE([.AC197:.AG197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94" calcext:value-type="float">
            <text:p>194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8.4" calcext:value-type="float">
            <text:p>8.4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 AVERAGE([.H198:.J198])" office:value-type="float" office:value="7.63333333333333" calcext:value-type="float">
            <text:p>7.63333333333333</text:p>
          </table:table-cell>
          <table:table-cell table:style-name="ce3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 AVERAGE([.N198:.P198])" office:value-type="float" office:value="6.63333333333333" calcext:value-type="float">
            <text:p>6.6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 AVERAGE([.U198:.Y198])" office:value-type="float" office:value="6.56" calcext:value-type="float">
            <text:p>6.5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 AVERAGE([.AC198:.AG198])" office:value-type="float" office:value="6.36" calcext:value-type="float">
            <text:p>6.3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95" calcext:value-type="float">
            <text:p>195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3" calcext:value-type="float">
            <text:p>7.3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formula="of:= AVERAGE([.H199:.J199])" office:value-type="float" office:value="7.33333333333333" calcext:value-type="float">
            <text:p>7.33333333333333</text:p>
          </table:table-cell>
          <table:table-cell table:style-name="ce3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formula="of:= AVERAGE([.N199:.P199])" office:value-type="float" office:value="6.26666666666667" calcext:value-type="float">
            <text:p>6.26666666666667</text:p>
          </table:table-cell>
          <table:table-cell table:style-name="ce3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formula="of:= AVERAGE([.U199:.Y199])" office:value-type="float" office:value="6.6" calcext:value-type="float">
            <text:p>6.6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2" table:style-name="ce4" office:value-type="float" office:value="6.4" calcext:value-type="float">
            <text:p>6.4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formula="of:= AVERAGE([.AC199:.AG199])" office:value-type="float" office:value="6.34" calcext:value-type="float">
            <text:p>6.34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7.1" calcext:value-type="float">
            <text:p>7.1</text:p>
          </table:table-cell>
          <table:table-cell table:style-name="ce3"/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8" calcext:value-type="float">
            <text:p>7.8</text:p>
          </table:table-cell>
          <table:table-cell table:style-name="ce3" office:value-type="float" office:value="196" calcext:value-type="float">
            <text:p>196</text:p>
          </table:table-cell>
          <table:table-cell table:style-name="ce3" table:formula="of:= AVERAGE([.H200:.J200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96" calcext:value-type="float">
            <text:p>196</text:p>
          </table:table-cell>
          <table:table-cell table:style-name="ce3" table:formula="of:= AVERAGE([.N200:.P200])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2" calcext:value-type="float">
            <text:p>6.2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196" calcext:value-type="float">
            <text:p>196</text:p>
          </table:table-cell>
          <table:table-cell table:style-name="ce3" table:formula="of:= AVERAGE([.U200:.Y200])" office:value-type="float" office:value="6.5" calcext:value-type="float">
            <text:p>6.5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96" calcext:value-type="float">
            <text:p>196</text:p>
          </table:table-cell>
          <table:table-cell table:style-name="ce3" table:formula="of:= AVERAGE([.AC200:.AG200])" office:value-type="float" office:value="6.22" calcext:value-type="float">
            <text:p>6.2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97" calcext:value-type="float">
            <text:p>197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197" calcext:value-type="float">
            <text:p>197</text:p>
          </table:table-cell>
          <table:table-cell table:style-name="ce3" table:formula="of:= AVERAGE([.H201:.J201])" office:value-type="float" office:value="7.6" calcext:value-type="float">
            <text:p>7.6</text:p>
          </table:table-cell>
          <table:table-cell table:style-name="ce3"/>
          <table:table-cell table:number-columns-repeated="2"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97" calcext:value-type="float">
            <text:p>197</text:p>
          </table:table-cell>
          <table:table-cell table:style-name="ce3" table:formula="of:= AVERAGE([.N201:.P201])" office:value-type="float" office:value="6.43333333333333" calcext:value-type="float">
            <text:p>6.43333333333333</text:p>
          </table:table-cell>
          <table:table-cell table:style-name="ce3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number-columns-repeated="3" table:style-name="ce4" office:value-type="float" office:value="6.7" calcext:value-type="float">
            <text:p>6.7</text:p>
          </table:table-cell>
          <table:table-cell table:style-name="ce3" office:value-type="float" office:value="197" calcext:value-type="float">
            <text:p>197</text:p>
          </table:table-cell>
          <table:table-cell table:style-name="ce3" table:formula="of:= AVERAGE([.U201:.Y201])" office:value-type="float" office:value="6.6" calcext:value-type="float">
            <text:p>6.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97" calcext:value-type="float">
            <text:p>197</text:p>
          </table:table-cell>
          <table:table-cell table:style-name="ce3" table:formula="of:= AVERAGE([.AC201:.AG201])" office:value-type="float" office:value="6.3" calcext:value-type="float">
            <text:p>6.3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4" office:value-type="float" office:value="7.3" calcext:value-type="float">
            <text:p>7.3</text:p>
          </table:table-cell>
          <table:table-cell table:style-name="ce3"/>
          <table:table-cell table:style-name="ce3" office:value-type="float" office:value="198" calcext:value-type="float">
            <text:p>198</text:p>
          </table:table-cell>
          <table:table-cell table:style-name="ce4" office:value-type="float" office:value="6.6" calcext:value-type="float">
            <text:p>6.6</text:p>
          </table:table-cell>
          <table:table-cell table:style-name="ce3" table:number-columns-repeated="2"/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5" calcext:value-type="float">
            <text:p>7.5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 AVERAGE([.H202:.J202])" office:value-type="float" office:value="7.6" calcext:value-type="float">
            <text:p>7.6</text:p>
          </table:table-cell>
          <table:table-cell table:style-name="ce3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 AVERAGE([.N202:.P202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 AVERAGE([.U202:.Y202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 AVERAGE([.AC202:.AG202])" office:value-type="float" office:value="6.42" calcext:value-type="float">
            <text:p>6.42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4" office:value-type="float" office:value="7.4" calcext:value-type="float">
            <text:p>7.4</text:p>
          </table:table-cell>
          <table:table-cell table:style-name="ce3"/>
          <table:table-cell table:style-name="ce3" office:value-type="float" office:value="199" calcext:value-type="float">
            <text:p>199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number-columns-repeated="2" table:style-name="ce4" office:value-type="float" office:value="7.5" calcext:value-type="float">
            <text:p>7.5</text:p>
          </table:table-cell>
          <table:table-cell table:style-name="ce4" office:value-type="float" office:value="7.6" calcext:value-type="float">
            <text:p>7.6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 AVERAGE([.H203:.J203])" office:value-type="float" office:value="7.53333333333333" calcext:value-type="float">
            <text:p>7.53333333333333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 AVERAGE([.N203:.P203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3"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 AVERAGE([.U203:.Y203])" office:value-type="float" office:value="6.64" calcext:value-type="float">
            <text:p>6.64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 AVERAGE([.AC203:.AG203])" office:value-type="float" office:value="6.46" calcext:value-type="float">
            <text:p>6.46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6.4" calcext:value-type="float">
            <text:p>6.4</text:p>
          </table:table-cell>
          <table:table-cell table:style-name="ce3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 AVERAGE([.H204:.J204])" office:value-type="float" office:value="7.6" calcext:value-type="float">
            <text:p>7.6</text:p>
          </table:table-cell>
          <table:table-cell table:style-name="ce3"/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5" calcext:value-type="float">
            <text:p>6.5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 AVERAGE([.N204:.P204])" office:value-type="float" office:value="6.33333333333333" calcext:value-type="float">
            <text:p>6.33333333333333</text:p>
          </table:table-cell>
          <table:table-cell table:style-name="ce3" table:number-columns-repeated="2"/>
          <table:table-cell table:number-columns-repeated="2" table:style-name="ce4" office:value-type="float" office:value="6.7" calcext:value-type="float">
            <text:p>6.7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2" table:style-name="ce4" office:value-type="float" office:value="6.7" calcext:value-type="float">
            <text:p>6.7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 AVERAGE([.U204:.Y204])" office:value-type="float" office:value="6.68" calcext:value-type="float">
            <text:p>6.68</text:p>
          </table:table-cell>
          <table:table-cell table:style-name="ce3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6" calcext:value-type="float">
            <text:p>6.6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 AVERAGE([.AC204:.AG204])" office:value-type="float" office:value="6.48" calcext:value-type="float">
            <text:p>6.48</text:p>
          </table:table-cell>
          <table:table-cell table:style-name="ce3" table:number-columns-repeated="9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4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201" calcext:value-type="float">
            <text:p>201</text:p>
          </table:table-cell>
          <table:table-cell table:style-name="ce4" office:value-type="float" office:value="6.5" calcext:value-type="float">
            <text:p>6.5</text:p>
          </table:table-cell>
          <table:table-cell table:style-name="ce3" table:number-columns-repeated="2"/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7" calcext:value-type="float">
            <text:p>7.7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 AVERAGE([.H205:.J205])" office:value-type="float" office:value="7.5" calcext:value-type="float">
            <text:p>7.5</text:p>
          </table:table-cell>
          <table:table-cell table:style-name="ce3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6.2" calcext:value-type="float">
            <text:p>6.2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 AVERAGE([.N205:.P205])" office:value-type="float" office:value="6.46666666666667" calcext:value-type="float">
            <text:p>6.46666666666667</text:p>
          </table:table-cell>
          <table:table-cell table:style-name="ce3" table:number-columns-repeated="2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7" calcext:value-type="float">
            <text:p>6.7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 AVERAGE([.U205:.Y205])" office:value-type="float" office:value="6.62" calcext:value-type="float">
            <text:p>6.62</text:p>
          </table:table-cell>
          <table:table-cell table:style-name="ce3"/>
          <table:table-cell table:number-columns-repeated="2" table:style-name="ce4" office:value-type="float" office:value="6.6" calcext:value-type="float">
            <text:p>6.6</text:p>
          </table:table-cell>
          <table:table-cell table:style-name="ce4" office:value-type="float" office:value="6.3" calcext:value-type="float">
            <text:p>6.3</text:p>
          </table:table-cell>
          <table:table-cell table:number-columns-repeated="2" table:style-name="ce4" office:value-type="float" office:value="6.6" calcext:value-type="float">
            <text:p>6.6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 AVERAGE([.AC205:.AG205])" office:value-type="float" office:value="6.54" calcext:value-type="float">
            <text:p>6.54</text:p>
          </table:table-cell>
          <table:table-cell table:style-name="ce3" table:number-columns-repeated="9"/>
        </table:table-row>
        <table:table-row table:style-name="ro2" table:number-rows-repeated="18">
          <table:table-cell table:style-name="ce3" table:number-columns-repeated="4"/>
          <table:table-cell table:style-name="ce6"/>
          <table:table-cell table:style-name="ce3" table:number-columns-repeated="4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4"/>
          <table:table-cell table:style-name="ce6"/>
          <table:table-cell table:style-name="ce3"/>
          <table:table-cell table:style-name="ce6"/>
          <table:table-cell table:style-name="ce3" table:number-columns-repeated="13"/>
        </table:table-row>
        <table:table-row table:style-name="ro2" table:number-rows-repeated="495">
          <table:table-cell table:number-columns-repeated="44"/>
        </table:table-row>
        <table:table-row table:style-name="ro2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1:59:36.645108522</meta:creation-date>
    <dc:date>2025-01-29T12:55:28.608954621</dc:date>
    <meta:editing-duration>PT9M40S</meta:editing-duration>
    <meta:editing-cycles>1</meta:editing-cycles>
    <meta:generator>LibreOffice/24.2.6.2$Linux_X86_64 LibreOffice_project/420$Build-2</meta:generator>
    <meta:document-statistic meta:table-count="1" meta:cell-count="5669" meta:object-count="0"/>
  </office:meta>
</office:document-meta>
</file>